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2701in" table:align="margins"/>
    </style:style>
    <style:style style:name="Table1.A" style:family="table-column">
      <style:table-column-properties style:column-width="1.2521in" style:rel-column-width="13086*"/>
    </style:style>
    <style:style style:name="Table1.B" style:family="table-column">
      <style:table-column-properties style:column-width="5.0181in" style:rel-column-width="52449*"/>
    </style:style>
    <style:style style:name="Table1.A1" style:family="table-cell">
      <style:table-cell-properties fo:padding="0in" fo:border="none"/>
    </style:style>
    <style:style style:name="Table2" style:family="table">
      <style:table-properties style:width="6.2701in" table:align="margins"/>
    </style:style>
    <style:style style:name="Table2.A" style:family="table-column">
      <style:table-column-properties style:column-width="1.3125in" style:rel-column-width="13718*"/>
    </style:style>
    <style:style style:name="Table2.B" style:family="table-column">
      <style:table-column-properties style:column-width="4.9576in" style:rel-column-width="51817*"/>
    </style:style>
    <style:style style:name="Table2.A1" style:family="table-cell">
      <style:table-cell-properties fo:padding="0in" fo:border="none"/>
    </style:style>
    <style:style style:name="Table3" style:family="table">
      <style:table-properties style:width="6.2701in" table:align="margins"/>
    </style:style>
    <style:style style:name="Table3.A" style:family="table-column">
      <style:table-column-properties style:column-width="3.1347in" style:rel-column-width="32767*"/>
    </style:style>
    <style:style style:name="Table3.B" style:family="table-column">
      <style:table-column-properties style:column-width="3.1354in" style:rel-column-width="32768*"/>
    </style:style>
    <style:style style:name="Table3.A1" style:family="table-cell">
      <style:table-cell-properties fo:padding="0in" fo:border="none"/>
    </style:style>
    <style:style style:name="Table4" style:family="table">
      <style:table-properties style:width="6.2701in" table:align="margins"/>
    </style:style>
    <style:style style:name="Table4.A" style:family="table-column">
      <style:table-column-properties style:column-width="1.3125in" style:rel-column-width="13718*"/>
    </style:style>
    <style:style style:name="Table4.B" style:family="table-column">
      <style:table-column-properties style:column-width="4.9576in" style:rel-column-width="51817*"/>
    </style:style>
    <style:style style:name="Table4.A1" style:family="table-cell">
      <style:table-cell-properties fo:padding="0in" fo:border="none"/>
    </style:style>
    <style:style style:name="Table5" style:family="table">
      <style:table-properties style:width="6.2701in" table:align="margins"/>
    </style:style>
    <style:style style:name="Table5.A" style:family="table-column">
      <style:table-column-properties style:column-width="1.3736in" style:rel-column-width="14356*"/>
    </style:style>
    <style:style style:name="Table5.B" style:family="table-column">
      <style:table-column-properties style:column-width="4.8965in" style:rel-column-width="51179*"/>
    </style:style>
    <style:style style:name="Table5.A1" style:family="table-cell">
      <style:table-cell-properties fo:padding="0in" fo:border="none"/>
    </style:style>
    <style:style style:name="Table6" style:family="table">
      <style:table-properties style:width="6.2701in" table:align="margins"/>
    </style:style>
    <style:style style:name="Table6.A" style:family="table-column">
      <style:table-column-properties style:column-width="1.1868in" style:rel-column-width="12404*"/>
    </style:style>
    <style:style style:name="Table6.B" style:family="table-column">
      <style:table-column-properties style:column-width="5.0833in" style:rel-column-width="53131*"/>
    </style:style>
    <style:style style:name="Table6.A1" style:family="table-cell">
      <style:table-cell-properties fo:padding="0in" fo:border="none"/>
    </style:style>
    <style:style style:name="Table7" style:family="table">
      <style:table-properties style:width="6.2701in" table:align="margins"/>
    </style:style>
    <style:style style:name="Table7.A" style:family="table-column">
      <style:table-column-properties style:column-width="1.3125in" style:rel-column-width="13718*"/>
    </style:style>
    <style:style style:name="Table7.B" style:family="table-column">
      <style:table-column-properties style:column-width="4.9576in" style:rel-column-width="51817*"/>
    </style:style>
    <style:style style:name="Table7.A1" style:family="table-cell">
      <style:table-cell-properties fo:padding="0in" fo:border="none"/>
    </style:style>
    <style:style style:name="Table8" style:family="table">
      <style:table-properties style:width="6.2701in" table:align="margins"/>
    </style:style>
    <style:style style:name="Table8.A" style:family="table-column">
      <style:table-column-properties style:column-width="1.4389in" style:rel-column-width="15039*"/>
    </style:style>
    <style:style style:name="Table8.B" style:family="table-column">
      <style:table-column-properties style:column-width="4.8313in" style:rel-column-width="50496*"/>
    </style:style>
    <style:style style:name="Table8.A1" style:family="table-cell">
      <style:table-cell-properties fo:padding="0in" fo:border="none"/>
    </style:style>
    <style:style style:name="Table9" style:family="table">
      <style:table-properties style:width="6.2701in" table:align="margins"/>
    </style:style>
    <style:style style:name="Table9.A" style:family="table-column">
      <style:table-column-properties style:column-width="1.3125in" style:rel-column-width="13718*"/>
    </style:style>
    <style:style style:name="Table9.B" style:family="table-column">
      <style:table-column-properties style:column-width="4.9576in" style:rel-column-width="51817*"/>
    </style:style>
    <style:style style:name="Table9.A1" style:family="table-cell">
      <style:table-cell-properties fo:padding="0in" fo:border="none"/>
    </style:style>
    <style:style style:name="Table10" style:family="table">
      <style:table-properties style:width="6.2701in" table:align="margins"/>
    </style:style>
    <style:style style:name="Table10.A" style:family="table-column">
      <style:table-column-properties style:column-width="1.3736in" style:rel-column-width="14356*"/>
    </style:style>
    <style:style style:name="Table10.B" style:family="table-column">
      <style:table-column-properties style:column-width="4.8965in" style:rel-column-width="51179*"/>
    </style:style>
    <style:style style:name="Table10.A1" style:family="table-cell">
      <style:table-cell-properties fo:padding="0in" fo:border="none"/>
    </style:style>
    <style:style style:name="Table11" style:family="table">
      <style:table-properties style:width="6.2701in" table:align="margins"/>
    </style:style>
    <style:style style:name="Table11.A" style:family="table-column">
      <style:table-column-properties style:column-width="1.3736in" style:rel-column-width="14356*"/>
    </style:style>
    <style:style style:name="Table11.B" style:family="table-column">
      <style:table-column-properties style:column-width="4.8965in" style:rel-column-width="51179*"/>
    </style:style>
    <style:style style:name="Table11.A1" style:family="table-cell">
      <style:table-cell-properties fo:padding="0in" fo:border="none"/>
    </style:style>
    <style:style style:name="Table12" style:family="table">
      <style:table-properties style:width="6.2701in" table:align="margins"/>
    </style:style>
    <style:style style:name="Table12.A" style:family="table-column">
      <style:table-column-properties style:column-width="3.1347in" style:rel-column-width="32767*"/>
    </style:style>
    <style:style style:name="Table12.B" style:family="table-column">
      <style:table-column-properties style:column-width="3.1354in" style:rel-column-width="32768*"/>
    </style:style>
    <style:style style:name="Table12.A1" style:family="table-cell">
      <style:table-cell-properties fo:padding="0in" fo:border="none"/>
    </style:style>
    <style:style style:name="Table13" style:family="table">
      <style:table-properties style:width="6.2701in" table:align="margins"/>
    </style:style>
    <style:style style:name="Table13.A" style:family="table-column">
      <style:table-column-properties style:column-width="0.9389in" style:rel-column-width="9813*"/>
    </style:style>
    <style:style style:name="Table13.B" style:family="table-column">
      <style:table-column-properties style:column-width="5.3313in" style:rel-column-width="55722*"/>
    </style:style>
    <style:style style:name="Table13.A1" style:family="table-cell">
      <style:table-cell-properties fo:padding="0in" fo:border="none"/>
    </style:style>
    <style:style style:name="Table14" style:family="table">
      <style:table-properties style:width="6.2701in" table:align="margins"/>
    </style:style>
    <style:style style:name="Table14.A" style:family="table-column">
      <style:table-column-properties style:column-width="1.4389in" style:rel-column-width="15039*"/>
    </style:style>
    <style:style style:name="Table14.B" style:family="table-column">
      <style:table-column-properties style:column-width="4.8313in" style:rel-column-width="50496*"/>
    </style:style>
    <style:style style:name="Table14.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Table_20_Contents">
      <style:text-properties fo:font-weight="bold" style:font-weight-asian="bold" style:font-weight-complex="bold"/>
    </style:style>
    <style:style style:name="P3" style:family="paragraph" style:parent-style-name="First_20_paragraph">
      <style:text-properties fo:font-weight="bold" style:font-weight-asian="bold" style:font-weight-complex="bold"/>
    </style:style>
    <style:style style:name="P4" style:family="paragraph" style:parent-style-name="First_20_paragraph">
      <style:text-properties officeooo:paragraph-rsid="0019acbf"/>
    </style:style>
    <style:style style:name="P5" style:family="paragraph" style:parent-style-name="Heading_20_3">
      <style:text-properties fo:font-style="italic" style:font-style-asian="italic" style:font-style-complex="italic"/>
    </style:style>
    <style:style style:name="P6" style:family="paragraph" style:parent-style-name="Heading_20_3">
      <style:text-properties fo:font-style="italic" officeooo:paragraph-rsid="0019acbf" style:font-style-asian="italic" style:font-style-complex="italic"/>
    </style:style>
    <style:style style:name="P7" style:family="paragraph" style:parent-style-name="Heading_20_3" style:list-style-name="">
      <style:text-properties fo:font-style="italic" style:font-style-asian="italic" style:font-style-complex="italic"/>
    </style:style>
    <style:style style:name="P8" style:family="paragraph" style:parent-style-name="Heading_20_3" style:list-style-name="">
      <style:text-properties fo:font-style="italic" officeooo:paragraph-rsid="0019acbf" style:font-style-asian="italic" style:font-style-complex="italic"/>
    </style:style>
    <style:style style:name="P9" style:family="paragraph" style:parent-style-name="Heading_20_3">
      <style:paragraph-properties fo:break-before="page"/>
      <style:text-properties fo:font-style="italic" style:font-style-asian="italic" style:font-style-complex="italic"/>
    </style:style>
    <style:style style:name="P10" style:family="paragraph" style:parent-style-name="Heading_20_3">
      <style:paragraph-properties fo:break-before="page"/>
      <style:text-properties fo:font-style="italic" officeooo:paragraph-rsid="0019acbf" style:font-style-asian="italic" style:font-style-complex="italic"/>
    </style:style>
    <style:style style:name="P11" style:family="paragraph" style:parent-style-name="Heading_20_4" style:list-style-name=""/>
    <style:style style:name="P12" style:family="paragraph" style:parent-style-name="Heading_20_4" style:list-style-name="">
      <style:text-properties officeooo:paragraph-rsid="0019acbf"/>
    </style:style>
    <style:style style:name="P13" style:family="paragraph" style:parent-style-name="Heading_20_4">
      <style:paragraph-properties fo:break-before="page"/>
    </style:style>
    <style:style style:name="P14" style:family="paragraph" style:parent-style-name="Heading_20_4">
      <style:paragraph-properties fo:break-before="page"/>
      <style:text-properties officeooo:paragraph-rsid="0019acbf"/>
    </style:style>
    <style:style style:name="P15" style:family="paragraph" style:parent-style-name="Heading_20_2" style:list-style-name="">
      <style:text-properties officeooo:paragraph-rsid="0019acbf"/>
    </style:style>
    <style:style style:name="P16" style:family="paragraph" style:parent-style-name="Heading_20_2">
      <style:paragraph-properties fo:break-before="page"/>
      <style:text-properties officeooo:paragraph-rsid="0019acbf"/>
    </style:style>
    <style:style style:name="P17" style:family="paragraph" style:parent-style-name="Text_20_body" style:list-style-name="L1">
      <style:paragraph-properties fo:margin-top="0in" fo:margin-bottom="0in" loext:contextual-spacing="false"/>
    </style:style>
    <style:style style:name="P18" style:family="paragraph" style:parent-style-name="Text_20_body" style:list-style-name="L2">
      <style:paragraph-properties fo:margin-top="0in" fo:margin-bottom="0in" loext:contextual-spacing="false"/>
    </style:style>
    <style:style style:name="P19" style:family="paragraph" style:parent-style-name="Text_20_body" style:list-style-name="L3">
      <style:paragraph-properties fo:margin-top="0in" fo:margin-bottom="0in" loext:contextual-spacing="false"/>
    </style:style>
    <style:style style:name="P20" style:family="paragraph" style:parent-style-name="Text_20_body" style:list-style-name="L4">
      <style:paragraph-properties fo:margin-top="0in" fo:margin-bottom="0in" loext:contextual-spacing="false"/>
    </style:style>
    <style:style style:name="P21" style:family="paragraph" style:parent-style-name="Text_20_body" style:list-style-name="L5">
      <style:paragraph-properties fo:margin-top="0in" fo:margin-bottom="0in" loext:contextual-spacing="false"/>
    </style:style>
    <style:style style:name="P22" style:family="paragraph" style:parent-style-name="Text_20_body" style:list-style-name="L6">
      <style:paragraph-properties fo:margin-top="0in" fo:margin-bottom="0in" loext:contextual-spacing="false"/>
    </style:style>
    <style:style style:name="P23" style:family="paragraph" style:parent-style-name="Text_20_body" style:list-style-name="L7">
      <style:paragraph-properties fo:margin-top="0in" fo:margin-bottom="0in" loext:contextual-spacing="false"/>
    </style:style>
    <style:style style:name="P24" style:family="paragraph" style:parent-style-name="Text_20_body" style:list-style-name="L8">
      <style:paragraph-properties fo:margin-top="0in" fo:margin-bottom="0in" loext:contextual-spacing="false"/>
    </style:style>
    <style:style style:name="P25" style:family="paragraph" style:parent-style-name="Text_20_body" style:list-style-name="L9">
      <style:paragraph-properties fo:margin-top="0in" fo:margin-bottom="0in" loext:contextual-spacing="false"/>
    </style:style>
    <style:style style:name="P26" style:family="paragraph" style:parent-style-name="Text_20_body" style:list-style-name="L10">
      <style:paragraph-properties fo:margin-top="0in" fo:margin-bottom="0in" loext:contextual-spacing="false"/>
    </style:style>
    <style:style style:name="P27" style:family="paragraph" style:parent-style-name="Text_20_body" style:list-style-name="L11">
      <style:paragraph-properties fo:margin-top="0in" fo:margin-bottom="0in" loext:contextual-spacing="false"/>
    </style:style>
    <style:style style:name="P28" style:family="paragraph" style:parent-style-name="Text_20_body" style:list-style-name="L12">
      <style:paragraph-properties fo:margin-top="0in" fo:margin-bottom="0in" loext:contextual-spacing="false"/>
    </style:style>
    <style:style style:name="P29" style:family="paragraph" style:parent-style-name="Text_20_body" style:list-style-name="L13">
      <style:paragraph-properties fo:margin-top="0in" fo:margin-bottom="0in" loext:contextual-spacing="false"/>
    </style:style>
    <style:style style:name="P30" style:family="paragraph" style:parent-style-name="Text_20_body" style:list-style-name="L14">
      <style:paragraph-properties fo:margin-top="0in" fo:margin-bottom="0in" loext:contextual-spacing="false"/>
    </style:style>
    <style:style style:name="P31" style:family="paragraph" style:parent-style-name="Text_20_body" style:list-style-name="L15">
      <style:paragraph-properties fo:margin-top="0in" fo:margin-bottom="0in" loext:contextual-spacing="false"/>
    </style:style>
    <style:style style:name="P32" style:family="paragraph" style:parent-style-name="Text_20_body" style:list-style-name="L16">
      <style:paragraph-properties fo:margin-top="0in" fo:margin-bottom="0in" loext:contextual-spacing="false"/>
    </style:style>
    <style:style style:name="P33" style:family="paragraph" style:parent-style-name="Text_20_body" style:list-style-name="L17">
      <style:paragraph-properties fo:margin-top="0in" fo:margin-bottom="0in" loext:contextual-spacing="false"/>
    </style:style>
    <style:style style:name="P34" style:family="paragraph" style:parent-style-name="Text_20_body" style:list-style-name="L18">
      <style:paragraph-properties fo:margin-top="0in" fo:margin-bottom="0in" loext:contextual-spacing="false"/>
    </style:style>
    <style:style style:name="P35" style:family="paragraph" style:parent-style-name="Text_20_body" style:list-style-name="L19">
      <style:paragraph-properties fo:margin-top="0in" fo:margin-bottom="0in" loext:contextual-spacing="false"/>
    </style:style>
    <style:style style:name="P36" style:family="paragraph" style:parent-style-name="Text_20_body" style:list-style-name="L20">
      <style:paragraph-properties fo:margin-top="0in" fo:margin-bottom="0in" loext:contextual-spacing="false"/>
    </style:style>
    <style:style style:name="P37" style:family="paragraph" style:parent-style-name="Text_20_body" style:list-style-name="L21">
      <style:paragraph-properties fo:margin-top="0in" fo:margin-bottom="0in" loext:contextual-spacing="false"/>
    </style:style>
    <style:style style:name="P38" style:family="paragraph" style:parent-style-name="Text_20_body" style:list-style-name="L22">
      <style:paragraph-properties fo:margin-top="0in" fo:margin-bottom="0in" loext:contextual-spacing="false"/>
    </style:style>
    <style:style style:name="P39" style:family="paragraph" style:parent-style-name="Text_20_body" style:list-style-name="L23">
      <style:paragraph-properties fo:margin-top="0in" fo:margin-bottom="0in" loext:contextual-spacing="false"/>
    </style:style>
    <style:style style:name="P40" style:family="paragraph" style:parent-style-name="Text_20_body" style:list-style-name="L24">
      <style:paragraph-properties fo:margin-top="0in" fo:margin-bottom="0in" loext:contextual-spacing="false"/>
    </style:style>
    <style:style style:name="P41" style:family="paragraph" style:parent-style-name="Text_20_body" style:list-style-name="L25">
      <style:paragraph-properties fo:margin-top="0in" fo:margin-bottom="0in" loext:contextual-spacing="false"/>
    </style:style>
    <style:style style:name="P42" style:family="paragraph" style:parent-style-name="Text_20_body" style:list-style-name="L26">
      <style:paragraph-properties fo:margin-top="0in" fo:margin-bottom="0in" loext:contextual-spacing="false"/>
    </style:style>
    <style:style style:name="P43" style:family="paragraph" style:parent-style-name="Text_20_body" style:list-style-name="L27">
      <style:paragraph-properties fo:margin-top="0in" fo:margin-bottom="0in" loext:contextual-spacing="false"/>
    </style:style>
    <style:style style:name="P44" style:family="paragraph" style:parent-style-name="Text_20_body" style:list-style-name="L28">
      <style:paragraph-properties fo:margin-top="0in" fo:margin-bottom="0in" loext:contextual-spacing="false"/>
    </style:style>
    <style:style style:name="P45" style:family="paragraph" style:parent-style-name="Text_20_body" style:list-style-name="L29">
      <style:paragraph-properties fo:margin-top="0in" fo:margin-bottom="0in" loext:contextual-spacing="false"/>
    </style:style>
    <style:style style:name="P46" style:family="paragraph" style:parent-style-name="Text_20_body" style:list-style-name="L30">
      <style:paragraph-properties fo:margin-top="0in" fo:margin-bottom="0in" loext:contextual-spacing="false"/>
    </style:style>
    <style:style style:name="P47" style:family="paragraph" style:parent-style-name="Text_20_body" style:list-style-name="L31">
      <style:paragraph-properties fo:margin-top="0in" fo:margin-bottom="0in" loext:contextual-spacing="false"/>
    </style:style>
    <style:style style:name="P48" style:family="paragraph" style:parent-style-name="Text_20_body" style:list-style-name="L32">
      <style:paragraph-properties fo:margin-top="0in" fo:margin-bottom="0in" loext:contextual-spacing="false"/>
    </style:style>
    <style:style style:name="P49" style:family="paragraph" style:parent-style-name="Text_20_body" style:list-style-name="L33">
      <style:paragraph-properties fo:margin-top="0in" fo:margin-bottom="0in" loext:contextual-spacing="false"/>
    </style:style>
    <style:style style:name="P50" style:family="paragraph" style:parent-style-name="Text_20_body" style:list-style-name="L34">
      <style:paragraph-properties fo:margin-top="0in" fo:margin-bottom="0in" loext:contextual-spacing="false"/>
    </style:style>
    <style:style style:name="P51" style:family="paragraph" style:parent-style-name="Text_20_body" style:list-style-name="L35">
      <style:paragraph-properties fo:margin-top="0in" fo:margin-bottom="0in" loext:contextual-spacing="false"/>
    </style:style>
    <style:style style:name="P52" style:family="paragraph" style:parent-style-name="Text_20_body" style:list-style-name="L36">
      <style:paragraph-properties fo:margin-top="0in" fo:margin-bottom="0in" loext:contextual-spacing="false"/>
    </style:style>
    <style:style style:name="P53" style:family="paragraph" style:parent-style-name="Text_20_body" style:list-style-name="L37">
      <style:paragraph-properties fo:margin-top="0in" fo:margin-bottom="0in" loext:contextual-spacing="false"/>
    </style:style>
    <style:style style:name="P54" style:family="paragraph" style:parent-style-name="Text_20_body" style:list-style-name="L38">
      <style:paragraph-properties fo:margin-top="0in" fo:margin-bottom="0in" loext:contextual-spacing="false"/>
    </style:style>
    <style:style style:name="P55" style:family="paragraph" style:parent-style-name="Text_20_body" style:list-style-name="L39">
      <style:paragraph-properties fo:margin-top="0in" fo:margin-bottom="0in" loext:contextual-spacing="false"/>
    </style:style>
    <style:style style:name="P56" style:family="paragraph" style:parent-style-name="Text_20_body" style:list-style-name="L40">
      <style:paragraph-properties fo:margin-top="0in" fo:margin-bottom="0in" loext:contextual-spacing="false"/>
    </style:style>
    <style:style style:name="P57" style:family="paragraph" style:parent-style-name="Text_20_body" style:list-style-name="L41">
      <style:paragraph-properties fo:margin-top="0in" fo:margin-bottom="0in" loext:contextual-spacing="false"/>
    </style:style>
    <style:style style:name="P58" style:family="paragraph" style:parent-style-name="Text_20_body" style:list-style-name="L42">
      <style:paragraph-properties fo:margin-top="0in" fo:margin-bottom="0in" loext:contextual-spacing="false"/>
    </style:style>
    <style:style style:name="P59" style:family="paragraph" style:parent-style-name="Text_20_body" style:list-style-name="L43">
      <style:paragraph-properties fo:margin-top="0in" fo:margin-bottom="0in" loext:contextual-spacing="false"/>
    </style:style>
    <style:style style:name="P60" style:family="paragraph" style:parent-style-name="Text_20_body" style:list-style-name="L44">
      <style:paragraph-properties fo:margin-top="0in" fo:margin-bottom="0in" loext:contextual-spacing="false"/>
    </style:style>
    <style:style style:name="P61" style:family="paragraph" style:parent-style-name="Text_20_body" style:list-style-name="L45">
      <style:paragraph-properties fo:margin-top="0in" fo:margin-bottom="0in" loext:contextual-spacing="false"/>
    </style:style>
    <style:style style:name="P62" style:family="paragraph" style:parent-style-name="Text_20_body" style:list-style-name="L46">
      <style:paragraph-properties fo:margin-top="0in" fo:margin-bottom="0in" loext:contextual-spacing="false"/>
    </style:style>
    <style:style style:name="P63" style:family="paragraph" style:parent-style-name="Text_20_body" style:list-style-name="L47">
      <style:paragraph-properties fo:margin-top="0in" fo:margin-bottom="0in" loext:contextual-spacing="false"/>
    </style:style>
    <style:style style:name="P64" style:family="paragraph" style:parent-style-name="Text_20_body" style:list-style-name="L48">
      <style:paragraph-properties fo:margin-top="0in" fo:margin-bottom="0in" loext:contextual-spacing="false"/>
    </style:style>
    <style:style style:name="P65" style:family="paragraph" style:parent-style-name="Text_20_body" style:list-style-name="L49">
      <style:paragraph-properties fo:margin-top="0in" fo:margin-bottom="0in" loext:contextual-spacing="false"/>
    </style:style>
    <style:style style:name="P66" style:family="paragraph" style:parent-style-name="Text_20_body" style:list-style-name="L50">
      <style:paragraph-properties fo:margin-top="0in" fo:margin-bottom="0in" loext:contextual-spacing="false"/>
    </style:style>
    <style:style style:name="P67" style:family="paragraph" style:parent-style-name="Text_20_body" style:list-style-name="L51">
      <style:paragraph-properties fo:margin-top="0in" fo:margin-bottom="0in" loext:contextual-spacing="false"/>
    </style:style>
    <style:style style:name="P68" style:family="paragraph" style:parent-style-name="Text_20_body" style:list-style-name="L52">
      <style:paragraph-properties fo:margin-top="0in" fo:margin-bottom="0in" loext:contextual-spacing="false"/>
    </style:style>
    <style:style style:name="P69" style:family="paragraph" style:parent-style-name="Text_20_body" style:list-style-name="L53">
      <style:paragraph-properties fo:margin-top="0in" fo:margin-bottom="0in" loext:contextual-spacing="false"/>
    </style:style>
    <style:style style:name="P70" style:family="paragraph" style:parent-style-name="Text_20_body" style:list-style-name="L54">
      <style:paragraph-properties fo:margin-top="0in" fo:margin-bottom="0in" loext:contextual-spacing="false"/>
    </style:style>
    <style:style style:name="P71" style:family="paragraph" style:parent-style-name="Text_20_body" style:list-style-name="L55">
      <style:paragraph-properties fo:margin-top="0in" fo:margin-bottom="0in" loext:contextual-spacing="false"/>
    </style:style>
    <style:style style:name="P72" style:family="paragraph" style:parent-style-name="Text_20_body" style:list-style-name="L56">
      <style:paragraph-properties fo:margin-top="0in" fo:margin-bottom="0in" loext:contextual-spacing="false"/>
    </style:style>
    <style:style style:name="P73" style:family="paragraph" style:parent-style-name="Text_20_body" style:list-style-name="L57">
      <style:paragraph-properties fo:margin-top="0in" fo:margin-bottom="0in" loext:contextual-spacing="false"/>
    </style:style>
    <style:style style:name="P74" style:family="paragraph" style:parent-style-name="Text_20_body" style:list-style-name="L58">
      <style:paragraph-properties fo:margin-top="0in" fo:margin-bottom="0in" loext:contextual-spacing="false"/>
    </style:style>
    <style:style style:name="P75" style:family="paragraph" style:parent-style-name="Text_20_body" style:list-style-name="L59">
      <style:paragraph-properties fo:margin-top="0in" fo:margin-bottom="0in" loext:contextual-spacing="false"/>
    </style:style>
    <style:style style:name="P76" style:family="paragraph" style:parent-style-name="Text_20_body" style:list-style-name="L60">
      <style:paragraph-properties fo:margin-top="0in" fo:margin-bottom="0in" loext:contextual-spacing="false"/>
    </style:style>
    <style:style style:name="P77" style:family="paragraph" style:parent-style-name="Text_20_body" style:list-style-name="L61">
      <style:paragraph-properties fo:margin-top="0in" fo:margin-bottom="0in" loext:contextual-spacing="false"/>
    </style:style>
    <style:style style:name="P78" style:family="paragraph" style:parent-style-name="Text_20_body" style:list-style-name="L62">
      <style:paragraph-properties fo:margin-top="0in" fo:margin-bottom="0in" loext:contextual-spacing="false"/>
    </style:style>
    <style:style style:name="P79" style:family="paragraph" style:parent-style-name="Text_20_body" style:list-style-name="L63">
      <style:paragraph-properties fo:margin-top="0in" fo:margin-bottom="0in" loext:contextual-spacing="false"/>
    </style:style>
    <style:style style:name="P80" style:family="paragraph" style:parent-style-name="Text_20_body" style:list-style-name="L64">
      <style:paragraph-properties fo:margin-top="0in" fo:margin-bottom="0in" loext:contextual-spacing="false"/>
    </style:style>
    <style:style style:name="P81" style:family="paragraph" style:parent-style-name="Text_20_body" style:list-style-name="L65">
      <style:paragraph-properties fo:margin-top="0in" fo:margin-bottom="0in" loext:contextual-spacing="false"/>
    </style:style>
    <style:style style:name="P82" style:family="paragraph" style:parent-style-name="Text_20_body" style:list-style-name="L66">
      <style:paragraph-properties fo:margin-top="0in" fo:margin-bottom="0in" loext:contextual-spacing="false"/>
    </style:style>
    <style:style style:name="P83" style:family="paragraph" style:parent-style-name="Text_20_body" style:list-style-name="L67">
      <style:paragraph-properties fo:margin-top="0in" fo:margin-bottom="0in" loext:contextual-spacing="false"/>
    </style:style>
    <style:style style:name="P84" style:family="paragraph" style:parent-style-name="Text_20_body" style:list-style-name="L68">
      <style:paragraph-properties fo:margin-top="0in" fo:margin-bottom="0in" loext:contextual-spacing="false"/>
    </style:style>
    <style:style style:name="P85" style:family="paragraph" style:parent-style-name="Text_20_body" style:list-style-name="L69">
      <style:paragraph-properties fo:margin-top="0in" fo:margin-bottom="0in" loext:contextual-spacing="false"/>
    </style:style>
    <style:style style:name="P86" style:family="paragraph" style:parent-style-name="Text_20_body" style:list-style-name="L70">
      <style:paragraph-properties fo:margin-top="0in" fo:margin-bottom="0in" loext:contextual-spacing="false"/>
    </style:style>
    <style:style style:name="P87" style:family="paragraph" style:parent-style-name="Text_20_body" style:list-style-name="L71">
      <style:paragraph-properties fo:margin-top="0in" fo:margin-bottom="0in" loext:contextual-spacing="false"/>
    </style:style>
    <style:style style:name="P88" style:family="paragraph" style:parent-style-name="Text_20_body" style:list-style-name="L72">
      <style:paragraph-properties fo:margin-top="0in" fo:margin-bottom="0in" loext:contextual-spacing="false"/>
    </style:style>
    <style:style style:name="P89" style:family="paragraph" style:parent-style-name="Text_20_body" style:list-style-name="L73">
      <style:paragraph-properties fo:margin-top="0in" fo:margin-bottom="0in" loext:contextual-spacing="false"/>
    </style:style>
    <style:style style:name="P90" style:family="paragraph" style:parent-style-name="Text_20_body" style:list-style-name="L74">
      <style:paragraph-properties fo:margin-top="0in" fo:margin-bottom="0in" loext:contextual-spacing="false"/>
    </style:style>
    <style:style style:name="P91" style:family="paragraph" style:parent-style-name="Text_20_body" style:list-style-name="L75">
      <style:paragraph-properties fo:margin-top="0in" fo:margin-bottom="0in" loext:contextual-spacing="false"/>
    </style:style>
    <style:style style:name="P92" style:family="paragraph" style:parent-style-name="Text_20_body" style:list-style-name="L76">
      <style:paragraph-properties fo:margin-top="0in" fo:margin-bottom="0in" loext:contextual-spacing="false"/>
    </style:style>
    <style:style style:name="P93" style:family="paragraph" style:parent-style-name="Text_20_body" style:list-style-name="L77">
      <style:paragraph-properties fo:margin-top="0in" fo:margin-bottom="0in" loext:contextual-spacing="false"/>
    </style:style>
    <style:style style:name="P94" style:family="paragraph" style:parent-style-name="Text_20_body" style:list-style-name="L78">
      <style:paragraph-properties fo:margin-top="0in" fo:margin-bottom="0in" loext:contextual-spacing="false"/>
    </style:style>
    <style:style style:name="P95" style:family="paragraph" style:parent-style-name="Text_20_body" style:list-style-name="L79">
      <style:paragraph-properties fo:margin-top="0in" fo:margin-bottom="0in" loext:contextual-spacing="false"/>
    </style:style>
    <style:style style:name="P96" style:family="paragraph" style:parent-style-name="Text_20_body" style:list-style-name="L80">
      <style:paragraph-properties fo:margin-top="0in" fo:margin-bottom="0in" loext:contextual-spacing="false"/>
    </style:style>
    <style:style style:name="P97" style:family="paragraph" style:parent-style-name="Text_20_body" style:list-style-name="L81">
      <style:paragraph-properties fo:margin-top="0in" fo:margin-bottom="0in" loext:contextual-spacing="false"/>
    </style:style>
    <style:style style:name="P98" style:family="paragraph" style:parent-style-name="Text_20_body" style:list-style-name="L82">
      <style:paragraph-properties fo:margin-top="0in" fo:margin-bottom="0in" loext:contextual-spacing="false"/>
    </style:style>
    <style:style style:name="P99" style:family="paragraph" style:parent-style-name="Text_20_body" style:list-style-name="L83">
      <style:paragraph-properties fo:margin-top="0in" fo:margin-bottom="0in" loext:contextual-spacing="false"/>
    </style:style>
    <style:style style:name="P100" style:family="paragraph" style:parent-style-name="Text_20_body" style:list-style-name="L84">
      <style:paragraph-properties fo:margin-top="0in" fo:margin-bottom="0in" loext:contextual-spacing="false"/>
    </style:style>
    <style:style style:name="P101" style:family="paragraph" style:parent-style-name="Text_20_body" style:list-style-name="L85">
      <style:paragraph-properties fo:margin-top="0in" fo:margin-bottom="0in" loext:contextual-spacing="false"/>
    </style:style>
    <style:style style:name="P102" style:family="paragraph" style:parent-style-name="Text_20_body" style:list-style-name="L86">
      <style:paragraph-properties fo:margin-top="0in" fo:margin-bottom="0in" loext:contextual-spacing="false"/>
    </style:style>
    <style:style style:name="P103" style:family="paragraph" style:parent-style-name="Text_20_body" style:list-style-name="L87">
      <style:paragraph-properties fo:margin-top="0in" fo:margin-bottom="0in" loext:contextual-spacing="false"/>
    </style:style>
    <style:style style:name="P104" style:family="paragraph" style:parent-style-name="Text_20_body" style:list-style-name="L88">
      <style:paragraph-properties fo:margin-top="0in" fo:margin-bottom="0in" loext:contextual-spacing="false"/>
    </style:style>
    <style:style style:name="P105" style:family="paragraph" style:parent-style-name="Text_20_body" style:list-style-name="L89">
      <style:paragraph-properties fo:margin-top="0in" fo:margin-bottom="0in" loext:contextual-spacing="false"/>
    </style:style>
    <style:style style:name="P106" style:family="paragraph" style:parent-style-name="Text_20_body" style:list-style-name="L90">
      <style:paragraph-properties fo:margin-top="0in" fo:margin-bottom="0in" loext:contextual-spacing="false"/>
    </style:style>
    <style:style style:name="P107" style:family="paragraph" style:parent-style-name="Text_20_body" style:list-style-name="L91">
      <style:paragraph-properties fo:margin-top="0in" fo:margin-bottom="0in" loext:contextual-spacing="false"/>
    </style:style>
    <style:style style:name="P108" style:family="paragraph" style:parent-style-name="Text_20_body" style:list-style-name="L92">
      <style:paragraph-properties fo:margin-top="0in" fo:margin-bottom="0in" loext:contextual-spacing="false"/>
    </style:style>
    <style:style style:name="P109" style:family="paragraph" style:parent-style-name="Text_20_body" style:list-style-name="L93">
      <style:paragraph-properties fo:margin-top="0in" fo:margin-bottom="0in" loext:contextual-spacing="false"/>
    </style:style>
    <style:style style:name="P110" style:family="paragraph" style:parent-style-name="Text_20_body" style:list-style-name="L94">
      <style:paragraph-properties fo:margin-top="0in" fo:margin-bottom="0in" loext:contextual-spacing="false"/>
    </style:style>
    <style:style style:name="P111" style:family="paragraph" style:parent-style-name="Text_20_body" style:list-style-name="L95">
      <style:paragraph-properties fo:margin-top="0in" fo:margin-bottom="0in" loext:contextual-spacing="false"/>
    </style:style>
    <style:style style:name="P112" style:family="paragraph" style:parent-style-name="Text_20_body" style:list-style-name="L96">
      <style:paragraph-properties fo:margin-top="0in" fo:margin-bottom="0in" loext:contextual-spacing="false"/>
    </style:style>
    <style:style style:name="P113" style:family="paragraph" style:parent-style-name="Text_20_body" style:list-style-name="L97">
      <style:paragraph-properties fo:margin-top="0in" fo:margin-bottom="0in" loext:contextual-spacing="false"/>
    </style:style>
    <style:style style:name="P114" style:family="paragraph" style:parent-style-name="Text_20_body" style:list-style-name="L98">
      <style:paragraph-properties fo:margin-top="0in" fo:margin-bottom="0in" loext:contextual-spacing="false"/>
    </style:style>
    <style:style style:name="P115" style:family="paragraph" style:parent-style-name="Text_20_body" style:list-style-name="L99">
      <style:paragraph-properties fo:margin-top="0in" fo:margin-bottom="0in" loext:contextual-spacing="false"/>
    </style:style>
    <style:style style:name="P116" style:family="paragraph" style:parent-style-name="Text_20_body" style:list-style-name="L100">
      <style:paragraph-properties fo:margin-top="0in" fo:margin-bottom="0in" loext:contextual-spacing="false"/>
    </style:style>
    <style:style style:name="P117" style:family="paragraph" style:parent-style-name="Text_20_body" style:list-style-name="L101">
      <style:paragraph-properties fo:margin-top="0in" fo:margin-bottom="0in" loext:contextual-spacing="false"/>
    </style:style>
    <style:style style:name="P118" style:family="paragraph" style:parent-style-name="Text_20_body" style:list-style-name="L102">
      <style:paragraph-properties fo:margin-top="0in" fo:margin-bottom="0in" loext:contextual-spacing="false"/>
    </style:style>
    <style:style style:name="P119" style:family="paragraph" style:parent-style-name="Text_20_body" style:list-style-name="L103">
      <style:paragraph-properties fo:margin-top="0in" fo:margin-bottom="0in" loext:contextual-spacing="false"/>
    </style:style>
    <style:style style:name="P120" style:family="paragraph" style:parent-style-name="Text_20_body" style:list-style-name="L104">
      <style:paragraph-properties fo:margin-top="0in" fo:margin-bottom="0in" loext:contextual-spacing="false"/>
    </style:style>
    <style:style style:name="P121" style:family="paragraph" style:parent-style-name="Text_20_body" style:list-style-name="L105">
      <style:paragraph-properties fo:margin-top="0in" fo:margin-bottom="0in" loext:contextual-spacing="false"/>
    </style:style>
    <style:style style:name="P122" style:family="paragraph" style:parent-style-name="Text_20_body" style:list-style-name="L106">
      <style:paragraph-properties fo:margin-top="0in" fo:margin-bottom="0in" loext:contextual-spacing="false"/>
    </style:style>
    <style:style style:name="P123" style:family="paragraph" style:parent-style-name="Text_20_body" style:list-style-name="L107">
      <style:paragraph-properties fo:margin-top="0in" fo:margin-bottom="0in" loext:contextual-spacing="false"/>
    </style:style>
    <style:style style:name="P124" style:family="paragraph" style:parent-style-name="Text_20_body" style:list-style-name="L108">
      <style:paragraph-properties fo:margin-top="0in" fo:margin-bottom="0in" loext:contextual-spacing="false"/>
    </style:style>
    <style:style style:name="P125" style:family="paragraph" style:parent-style-name="Text_20_body" style:list-style-name="L109">
      <style:paragraph-properties fo:margin-top="0in" fo:margin-bottom="0in" loext:contextual-spacing="false"/>
    </style:style>
    <style:style style:name="P126" style:family="paragraph" style:parent-style-name="Text_20_body" style:list-style-name="L110">
      <style:paragraph-properties fo:margin-top="0in" fo:margin-bottom="0in" loext:contextual-spacing="false"/>
    </style:style>
    <style:style style:name="P127" style:family="paragraph" style:parent-style-name="Text_20_body" style:list-style-name="L111">
      <style:paragraph-properties fo:margin-top="0in" fo:margin-bottom="0in" loext:contextual-spacing="false"/>
    </style:style>
    <style:style style:name="P128" style:family="paragraph" style:parent-style-name="Text_20_body" style:list-style-name="L112">
      <style:paragraph-properties fo:margin-top="0in" fo:margin-bottom="0in" loext:contextual-spacing="false"/>
    </style:style>
    <style:style style:name="P129" style:family="paragraph" style:parent-style-name="Text_20_body" style:list-style-name="L113">
      <style:paragraph-properties fo:margin-top="0in" fo:margin-bottom="0in" loext:contextual-spacing="false"/>
    </style:style>
    <style:style style:name="P130" style:family="paragraph" style:parent-style-name="Text_20_body" style:list-style-name="L114">
      <style:paragraph-properties fo:margin-top="0in" fo:margin-bottom="0in" loext:contextual-spacing="false"/>
    </style:style>
    <style:style style:name="P131" style:family="paragraph" style:parent-style-name="Text_20_body" style:list-style-name="L115">
      <style:paragraph-properties fo:margin-top="0in" fo:margin-bottom="0in" loext:contextual-spacing="false"/>
    </style:style>
    <style:style style:name="P132" style:family="paragraph" style:parent-style-name="Text_20_body" style:list-style-name="L116">
      <style:paragraph-properties fo:margin-top="0in" fo:margin-bottom="0in" loext:contextual-spacing="false"/>
    </style:style>
    <style:style style:name="P133" style:family="paragraph" style:parent-style-name="Text_20_body" style:list-style-name="L117">
      <style:paragraph-properties fo:margin-top="0in" fo:margin-bottom="0in" loext:contextual-spacing="false"/>
    </style:style>
    <style:style style:name="P134" style:family="paragraph" style:parent-style-name="Text_20_body" style:list-style-name="L118">
      <style:paragraph-properties fo:margin-top="0in" fo:margin-bottom="0in" loext:contextual-spacing="false"/>
    </style:style>
    <style:style style:name="P135" style:family="paragraph" style:parent-style-name="Text_20_body" style:list-style-name="L119">
      <style:paragraph-properties fo:margin-top="0in" fo:margin-bottom="0in" loext:contextual-spacing="false"/>
    </style:style>
    <style:style style:name="P136" style:family="paragraph" style:parent-style-name="Text_20_body" style:list-style-name="L120">
      <style:paragraph-properties fo:margin-top="0in" fo:margin-bottom="0in" loext:contextual-spacing="false"/>
    </style:style>
    <style:style style:name="P137" style:family="paragraph" style:parent-style-name="Text_20_body" style:list-style-name="L121">
      <style:paragraph-properties fo:margin-top="0in" fo:margin-bottom="0in" loext:contextual-spacing="false"/>
    </style:style>
    <style:style style:name="P138" style:family="paragraph" style:parent-style-name="Text_20_body" style:list-style-name="L122">
      <style:paragraph-properties fo:margin-top="0in" fo:margin-bottom="0in" loext:contextual-spacing="false"/>
    </style:style>
    <style:style style:name="P139" style:family="paragraph" style:parent-style-name="Text_20_body" style:list-style-name="L123">
      <style:paragraph-properties fo:margin-top="0in" fo:margin-bottom="0in" loext:contextual-spacing="false"/>
    </style:style>
    <style:style style:name="P140" style:family="paragraph" style:parent-style-name="Text_20_body" style:list-style-name="L124">
      <style:paragraph-properties fo:margin-top="0in" fo:margin-bottom="0in" loext:contextual-spacing="false"/>
    </style:style>
    <style:style style:name="P141" style:family="paragraph" style:parent-style-name="Text_20_body" style:list-style-name="L125">
      <style:paragraph-properties fo:margin-top="0in" fo:margin-bottom="0in" loext:contextual-spacing="false"/>
    </style:style>
    <style:style style:name="P142" style:family="paragraph" style:parent-style-name="Text_20_body" style:list-style-name="L126">
      <style:paragraph-properties fo:margin-top="0in" fo:margin-bottom="0in" loext:contextual-spacing="false"/>
    </style:style>
    <style:style style:name="P143" style:family="paragraph" style:parent-style-name="Text_20_body" style:list-style-name="L127">
      <style:paragraph-properties fo:margin-top="0in" fo:margin-bottom="0in" loext:contextual-spacing="false"/>
    </style:style>
    <style:style style:name="P144" style:family="paragraph" style:parent-style-name="Text_20_body" style:list-style-name="L128">
      <style:paragraph-properties fo:margin-top="0in" fo:margin-bottom="0in" loext:contextual-spacing="false"/>
    </style:style>
    <style:style style:name="P145" style:family="paragraph" style:parent-style-name="Text_20_body" style:list-style-name="L129">
      <style:paragraph-properties fo:margin-top="0in" fo:margin-bottom="0in" loext:contextual-spacing="false"/>
    </style:style>
    <style:style style:name="P146" style:family="paragraph" style:parent-style-name="Text_20_body" style:list-style-name="L130">
      <style:paragraph-properties fo:margin-top="0in" fo:margin-bottom="0in" loext:contextual-spacing="false"/>
    </style:style>
    <style:style style:name="P147" style:family="paragraph" style:parent-style-name="Text_20_body" style:list-style-name="L131">
      <style:paragraph-properties fo:margin-top="0in" fo:margin-bottom="0in" loext:contextual-spacing="false"/>
    </style:style>
    <style:style style:name="P148" style:family="paragraph" style:parent-style-name="Text_20_body" style:list-style-name="L132">
      <style:paragraph-properties fo:margin-top="0in" fo:margin-bottom="0in" loext:contextual-spacing="false"/>
    </style:style>
    <style:style style:name="P149" style:family="paragraph" style:parent-style-name="Text_20_body" style:list-style-name="L133">
      <style:paragraph-properties fo:margin-top="0in" fo:margin-bottom="0in" loext:contextual-spacing="false"/>
    </style:style>
    <style:style style:name="P150" style:family="paragraph" style:parent-style-name="Text_20_body" style:list-style-name="L134">
      <style:paragraph-properties fo:margin-top="0in" fo:margin-bottom="0in" loext:contextual-spacing="false"/>
    </style:style>
    <style:style style:name="P151" style:family="paragraph" style:parent-style-name="Text_20_body" style:list-style-name="L135">
      <style:paragraph-properties fo:margin-top="0in" fo:margin-bottom="0in" loext:contextual-spacing="false"/>
    </style:style>
    <style:style style:name="P152" style:family="paragraph" style:parent-style-name="Text_20_body" style:list-style-name="L136">
      <style:paragraph-properties fo:margin-top="0in" fo:margin-bottom="0in" loext:contextual-spacing="false"/>
    </style:style>
    <style:style style:name="P153" style:family="paragraph" style:parent-style-name="Text_20_body" style:list-style-name="L137">
      <style:paragraph-properties fo:margin-top="0in" fo:margin-bottom="0in" loext:contextual-spacing="false"/>
    </style:style>
    <style:style style:name="P154" style:family="paragraph" style:parent-style-name="Text_20_body" style:list-style-name="L138">
      <style:paragraph-properties fo:margin-top="0in" fo:margin-bottom="0in" loext:contextual-spacing="false"/>
    </style:style>
    <style:style style:name="P155" style:family="paragraph" style:parent-style-name="Text_20_body" style:list-style-name="L139">
      <style:paragraph-properties fo:margin-top="0in" fo:margin-bottom="0in" loext:contextual-spacing="false"/>
    </style:style>
    <style:style style:name="P156" style:family="paragraph" style:parent-style-name="Text_20_body" style:list-style-name="L140">
      <style:paragraph-properties fo:margin-top="0in" fo:margin-bottom="0in" loext:contextual-spacing="false"/>
    </style:style>
    <style:style style:name="P157" style:family="paragraph" style:parent-style-name="Text_20_body" style:list-style-name="L141">
      <style:paragraph-properties fo:margin-top="0in" fo:margin-bottom="0in" loext:contextual-spacing="false"/>
    </style:style>
    <style:style style:name="P158" style:family="paragraph" style:parent-style-name="Text_20_body" style:list-style-name="L142">
      <style:paragraph-properties fo:margin-top="0in" fo:margin-bottom="0in" loext:contextual-spacing="false"/>
    </style:style>
    <style:style style:name="P159" style:family="paragraph" style:parent-style-name="Text_20_body" style:list-style-name="L143">
      <style:paragraph-properties fo:margin-top="0in" fo:margin-bottom="0in" loext:contextual-spacing="false"/>
    </style:style>
    <style:style style:name="P160" style:family="paragraph" style:parent-style-name="Text_20_body" style:list-style-name="L144">
      <style:paragraph-properties fo:margin-top="0in" fo:margin-bottom="0in" loext:contextual-spacing="false"/>
    </style:style>
    <style:style style:name="P161" style:family="paragraph" style:parent-style-name="Text_20_body" style:list-style-name="L145">
      <style:paragraph-properties fo:margin-top="0in" fo:margin-bottom="0in" loext:contextual-spacing="false"/>
    </style:style>
    <style:style style:name="P162" style:family="paragraph" style:parent-style-name="Text_20_body" style:list-style-name="L146">
      <style:paragraph-properties fo:margin-top="0in" fo:margin-bottom="0in" loext:contextual-spacing="false"/>
    </style:style>
    <style:style style:name="P163" style:family="paragraph" style:parent-style-name="Text_20_body" style:list-style-name="L147">
      <style:paragraph-properties fo:margin-top="0in" fo:margin-bottom="0in" loext:contextual-spacing="false"/>
    </style:style>
    <style:style style:name="P164" style:family="paragraph" style:parent-style-name="Text_20_body" style:list-style-name="L148">
      <style:paragraph-properties fo:margin-top="0in" fo:margin-bottom="0in" loext:contextual-spacing="false"/>
    </style:style>
    <style:style style:name="P165" style:family="paragraph" style:parent-style-name="Text_20_body" style:list-style-name="L149">
      <style:paragraph-properties fo:margin-top="0in" fo:margin-bottom="0in" loext:contextual-spacing="false"/>
    </style:style>
    <style:style style:name="P166" style:family="paragraph" style:parent-style-name="Text_20_body" style:list-style-name="L150">
      <style:paragraph-properties fo:margin-top="0in" fo:margin-bottom="0in" loext:contextual-spacing="false"/>
    </style:style>
    <style:style style:name="P167" style:family="paragraph" style:parent-style-name="Text_20_body" style:list-style-name="L151">
      <style:paragraph-properties fo:margin-top="0in" fo:margin-bottom="0in" loext:contextual-spacing="false"/>
    </style:style>
    <style:style style:name="P168" style:family="paragraph" style:parent-style-name="Text_20_body" style:list-style-name="L152">
      <style:paragraph-properties fo:margin-top="0in" fo:margin-bottom="0in" loext:contextual-spacing="false"/>
    </style:style>
    <style:style style:name="P169" style:family="paragraph" style:parent-style-name="Text_20_body" style:list-style-name="L153">
      <style:paragraph-properties fo:margin-top="0in" fo:margin-bottom="0in" loext:contextual-spacing="false"/>
    </style:style>
    <style:style style:name="P170" style:family="paragraph" style:parent-style-name="Text_20_body" style:list-style-name="L154">
      <style:paragraph-properties fo:margin-top="0in" fo:margin-bottom="0in" loext:contextual-spacing="false"/>
    </style:style>
    <style:style style:name="T1" style:family="text">
      <style:text-properties fo:background-color="#ffff00" loext:char-shading-value="0"/>
    </style:style>
    <style:style style:name="T2" style:family="text">
      <style:text-properties fo:background-color="#ffff00" loext:char-shading-value="0"/>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start text:name="introduction"/>Introduction<text:bookmark-end text:name="introduction"/></text:h>
      <text:p text:style-name="First_20_paragraph">This is a required exam for the Linux Professional Institute DevOps Tools Engineer certification. It covers basic skills in using tools commonly used to implement DevOps.</text:p>
      <text:p text:style-name="Text_20_body">This page covers the currently released objective for the Linux Professional Institute DevOps Tools Engineer certification.</text:p>
      <text:h text:style-name="Heading_20_2" text:outline-level="2"><text:bookmark-start text:name="candidate_description"/>Candidate Description<text:bookmark-end text:name="candidate_description"/></text:h>
      <text:p text:style-name="First_20_paragraph">The certification holder is either a professional software developer or a professional system administrator who is involved in the production of IT solutions which require a robust and efficient process to get from original source materials to a final deployed or distributable product or service with a particular focus on using Open Source technology. The certification holder has the ability to create, deliver and operate software using collaborative methods which address aspects of software development as well as system administration. In particular, the certification holder is adept at bridging the gap between the development and operations of a solution or product. The certification holder understands how these tools facilitate development and operational tasks in the delivery of stable, scalable and up to date services to users and customers.</text:p>
      <text:h text:style-name="Heading_20_2" text:outline-level="2"><text:bookmark-start text:name="version_information"/>Version Information<text:bookmark-end text:name="version_information"/></text:h>
      <text:p text:style-name="First_20_paragraph">These objectives are version 1.0.0.</text:p>
      <text:h text:style-name="Heading_20_2" text:outline-level="2"><text:bookmark-start text:name="translations_of_objectives"/>Translations of Objectives<text:bookmark-end text:name="translations_of_objectives"/></text:h>
      <text:p text:style-name="First_20_paragraph">The following translations of the objectives are available on this wiki:</text:p>
      <text:list xml:id="list931691902" text:style-name="L1">
        <text:list-item>
          <text:p text:style-name="P17"><text:a xlink:type="simple" xlink:href="DevOps_Tools_Engineer_Objectives_V1" office:name="wikilink" text:style-name="Internet_20_link" text:visited-style-name="Visited_20_Internet_20_Link"><text:span text:style-name="Definition">English</text:span></text:a></text:p>
        </text:list-item>
        <text:list-item>
          <text:p text:style-name="P17"><text:a xlink:type="simple" xlink:href="DevOps_Tools_Engineer_Objectives_V1(ES)" office:name="wikilink" text:style-name="Internet_20_link" text:visited-style-name="Visited_20_Internet_20_Link"><text:span text:style-name="Definition">Spanish</text:span></text:a></text:p>
        </text:list-item>
        <text:list-item>
          <text:p text:style-name="P17"><text:a xlink:type="simple" xlink:href="DevOps_Tools_Engineer_Objectives_V1(JA)" office:name="wikilink" text:style-name="Internet_20_link" text:visited-style-name="Visited_20_Internet_20_Link"><text:span text:style-name="Definition">Japanese</text:span></text:a></text:p>
        </text:list-item>
      </text:list>
      <text:h text:style-name="Heading_20_2" text:outline-level="2"><text:bookmark-start text:name="exams_and_requirements"/>Exams and Requirements<text:bookmark-end text:name="exams_and_requirements"/></text:h>
      <text:p text:style-name="First_20_paragraph">The Linux Professional Institute DevOps Tools Engineer certification is awarded after passing this exam. There is no requirement to posses another certifications. LPI recommends all Linux Professional Institute DevOps Tools Engineers to maintain at least one active certification in either system administration or software development. This certification should be on a level equivalent to LPIC-1.</text:p>
      <text:h text:style-name="P15" text:outline-level="2"/>
      <text:h text:style-name="P16" text:outline-level="2"><text:bookmark-start text:name="objectives"/>Objectives<text:bookmark-end text:name="objectives"/></text:h>
      <text:h text:style-name="P6" text:outline-level="3"><text:bookmark-start text:name="software_engineering"/>701 Software Engineering<text:bookmark-end text:name="software_engineering"/></text:h>
      <text:h text:style-name="Heading_20_4" text:outline-level="4"><text:bookmark-start text:name="modern_software_development_weight_6"/>701.1 Modern Software Development (weight: 6)<text:bookmark-end text:name="modern_software_development_weight_6"/></text:h>
      <table:table table:name="Table1" table:style-name="Table1">
        <table:table-column table:style-name="Table1.A"/>
        <table:table-column table:style-name="Table1.B"/>
        <table:table-row>
          <table:table-cell table:style-name="Table1.A1" office:value-type="string">
            <text:p text:style-name="P2">Weight</text:p>
          </table:table-cell>
          <table:table-cell table:style-name="Table1.A1" office:value-type="string">
            <text:p text:style-name="Table_20_Contents">6</text:p>
          </table:table-cell>
        </table:table-row>
        <table:table-row>
          <table:table-cell table:style-name="Table1.A1" office:value-type="string">
            <text:p text:style-name="P2">Description</text:p>
          </table:table-cell>
          <table:table-cell table:style-name="Table1.A1" office:value-type="string">
            <text:p text:style-name="Table_20_Contents">Candidates should be able to design software solutions suitable for modern runtime environments. Candidates should understand how services <text:span text:style-name="T1">handle data persistence, sessions, status information, transactions, concurrency, security, performance, availability, scaling, load balancing, messaging, monitoring and APIs.</text:span> Furthermore, candidates should understand the <text:span text:style-name="T1">implications of agile and DevOps</text:span> on software development.</text:p>
          </table:table-cell>
        </table:table-row>
      </table:table>
      <text:p text:style-name="P3">Key Knowledge Areas:</text:p>
      <text:list xml:id="list2565243900" text:style-name="L2">
        <text:list-item>
          <text:p text:style-name="P18">Understand and design service based applications</text:p>
        </text:list-item>
      </text:list>
      <text:list xml:id="list1986560778" text:style-name="L3">
        <text:list-item>
          <text:p text:style-name="P19">Understand common API concepts and standards</text:p>
        </text:list-item>
      </text:list>
      <text:list xml:id="list3537092570" text:style-name="L4">
        <text:list-item>
          <text:p text:style-name="P20">Understand aspects of data storage, service status and session handling</text:p>
        </text:list-item>
      </text:list>
      <text:list xml:id="list2704701593" text:style-name="L5">
        <text:list-item>
          <text:p text:style-name="P21">Design software to be run in containers</text:p>
        </text:list-item>
      </text:list>
      <text:list xml:id="list859297057" text:style-name="L6">
        <text:list-item>
          <text:p text:style-name="P22">Design software to be deployed to cloud services</text:p>
        </text:list-item>
      </text:list>
      <text:list xml:id="list3278054592" text:style-name="L7">
        <text:list-item>
          <text:p text:style-name="P23">Awareness of risks in the migration and integration of monolithic legacy software</text:p>
        </text:list-item>
      </text:list>
      <text:list xml:id="list1182983891" text:style-name="L8">
        <text:list-item>
          <text:p text:style-name="P24">Understand common application security risks and ways to mitigate them</text:p>
        </text:list-item>
      </text:list>
      <text:list xml:id="list1412971109" text:style-name="L9">
        <text:list-item>
          <text:p text:style-name="P25">Understand the concept of agile software development</text:p>
        </text:list-item>
      </text:list>
      <text:list xml:id="list2693241759" text:style-name="L10">
        <text:list-item>
          <text:p text:style-name="P26">Understand the concept of DevOps and its implications to software developers and operators</text:p>
        </text:list-item>
      </text:list>
      <text:p text:style-name="P3">The following is a partial list of the used files, terms and utilities:</text:p>
      <text:list xml:id="list1674633876" text:style-name="L11">
        <text:list-item>
          <text:p text:style-name="P27">REST, JSON</text:p>
        </text:list-item>
      </text:list>
      <text:list xml:id="list11262713" text:style-name="L12">
        <text:list-item>
          <text:p text:style-name="P28">Service Orientated Architectures (SOA)</text:p>
        </text:list-item>
      </text:list>
      <text:list xml:id="list3618460602" text:style-name="L13">
        <text:list-item>
          <text:p text:style-name="P29">Microservices</text:p>
        </text:list-item>
      </text:list>
      <text:list xml:id="list1672667403" text:style-name="L14">
        <text:list-item>
          <text:p text:style-name="P30">Immutable servers</text:p>
        </text:list-item>
      </text:list>
      <text:list xml:id="list3947044080" text:style-name="L15">
        <text:list-item>
          <text:p text:style-name="P31">Loose coupling</text:p>
        </text:list-item>
      </text:list>
      <text:list xml:id="list1613720982" text:style-name="L16">
        <text:list-item>
          <text:p text:style-name="P32">Cross site scripting, SQL injections, verbose error reports, API authentication, consistent enforcement of transport encryption</text:p>
        </text:list-item>
      </text:list>
      <text:list xml:id="list1654728347" text:style-name="L17">
        <text:list-item>
          <text:p text:style-name="P33">CORS headers and CSRF tokens</text:p>
        </text:list-item>
      </text:list>
      <text:list xml:id="list2862011609" text:style-name="L18">
        <text:list-item>
          <text:p text:style-name="P34">ACID properties and CAP theorem</text:p>
        </text:list-item>
      </text:list>
      <text:p text:style-name="First_20_paragraph"><text:line-break/></text:p>
      <text:h text:style-name="P11" text:outline-level="4"/>
      <text:h text:style-name="P13" text:outline-level="4"><text:bookmark-start text:name="standard_components_and_platforms_for_software_weight_2"/>701.2 Standard Components and Platforms for Software (weight: 2)<text:bookmark-end text:name="standard_components_and_platforms_for_software_weight_2"/></text:h>
      <table:table table:name="Table2" table:style-name="Table2">
        <table:table-column table:style-name="Table2.A"/>
        <table:table-column table:style-name="Table2.B"/>
        <table:table-row>
          <table:table-cell table:style-name="Table2.A1" office:value-type="string">
            <text:p text:style-name="P2">Weight</text:p>
          </table:table-cell>
          <table:table-cell table:style-name="Table2.A1" office:value-type="string">
            <text:p text:style-name="Table_20_Contents">2</text:p>
          </table:table-cell>
        </table:table-row>
        <table:table-row>
          <table:table-cell table:style-name="Table2.A1" office:value-type="string">
            <text:p text:style-name="P2">Description</text:p>
          </table:table-cell>
          <table:table-cell table:style-name="Table2.A1" office:value-type="string">
            <text:p text:style-name="Table_20_Contents">Candidates should <text:span text:style-name="T1">understand services offered by common cloud platforms.</text:span> They should be able to include these services in their application architectures and deployment toolchains and understand the required service configurations. <text:span text:style-name="T1">OpenStack service components are used as a reference implementation.</text:span></text:p>
          </table:table-cell>
        </table:table-row>
      </table:table>
      <text:p text:style-name="P3">Key Knowledge Areas:</text:p>
      <text:list xml:id="list2917793513" text:style-name="L19">
        <text:list-item>
          <text:p text:style-name="P35">Features and concepts of object storage</text:p>
        </text:list-item>
      </text:list>
      <text:list xml:id="list1948149383" text:style-name="L20">
        <text:list-item>
          <text:p text:style-name="P36">Features and concepts of relational and NoSQL databases</text:p>
        </text:list-item>
      </text:list>
      <text:list xml:id="list1096791521" text:style-name="L21">
        <text:list-item>
          <text:p text:style-name="P37">Features and concepts of message brokers and message queues</text:p>
        </text:list-item>
      </text:list>
      <text:list xml:id="list3815513064" text:style-name="L22">
        <text:list-item>
          <text:p text:style-name="P38">Features and concepts of big data services</text:p>
        </text:list-item>
      </text:list>
      <text:list xml:id="list165384234" text:style-name="L23">
        <text:list-item>
          <text:p text:style-name="P39">Features and concepts of application runtimes / PaaS</text:p>
        </text:list-item>
      </text:list>
      <text:list xml:id="list1346278995" text:style-name="L24">
        <text:list-item>
          <text:p text:style-name="P40">Features and concepts of content delivery networks</text:p>
        </text:list-item>
      </text:list>
      <text:p text:style-name="P3">The following is a partial list of the used files, terms and utilities:</text:p>
      <text:list xml:id="list4117712789" text:style-name="L25">
        <text:list-item>
          <text:p text:style-name="P41">OpenStack Swift</text:p>
        </text:list-item>
      </text:list>
      <text:list xml:id="list1602787621" text:style-name="L26">
        <text:list-item>
          <text:p text:style-name="P42">OpenStack Trove</text:p>
        </text:list-item>
      </text:list>
      <text:list xml:id="list3682757097" text:style-name="L27">
        <text:list-item>
          <text:p text:style-name="P43">OpenStack Zaqar</text:p>
        </text:list-item>
      </text:list>
      <text:list xml:id="list2867280827" text:style-name="L28">
        <text:list-item>
          <text:p text:style-name="P44">CloudFoundry</text:p>
        </text:list-item>
      </text:list>
      <text:list xml:id="list2218214997" text:style-name="L29">
        <text:list-item>
          <text:p text:style-name="P45">OpenShift</text:p>
        </text:list-item>
      </text:list>
      <text:h text:style-name="Heading_20_4" text:outline-level="4"><text:bookmark-start text:name="source_code_management_weight_5"/>701.3 Source Code Management (weight: 5)<text:bookmark-end text:name="source_code_management_weight_5"/></text:h>
      <table:table table:name="Table3" table:style-name="Table3">
        <table:table-column table:style-name="Table3.A"/>
        <table:table-column table:style-name="Table3.B"/>
        <table:table-row>
          <table:table-cell table:style-name="Table3.A1" office:value-type="string">
            <text:p text:style-name="P2">Weight</text:p>
          </table:table-cell>
          <table:table-cell table:style-name="Table3.A1" office:value-type="string">
            <text:p text:style-name="Table_20_Contents">5</text:p>
          </table:table-cell>
        </table:table-row>
        <table:table-row>
          <table:table-cell table:style-name="Table3.A1" office:value-type="string">
            <text:p text:style-name="P2">Description</text:p>
          </table:table-cell>
          <table:table-cell table:style-name="Table3.A1" office:value-type="string">
            <text:p text:style-name="Table_20_Contents">Candidates should be able to <text:span text:style-name="T1">use Git to manage and share source code.</text:span> This includes creating and contributing to a repository as well as the usage of tags, branches and remote repositories. Furthermore, the candidate should be able to merge files and resolve merging conflicts.</text:p>
          </table:table-cell>
        </table:table-row>
      </table:table>
      <text:p text:style-name="P3">Key Knowledge Areas:</text:p>
      <text:list xml:id="list2223193816" text:style-name="L30">
        <text:list-item>
          <text:p text:style-name="P46">Understand Git concepts and repository structure</text:p>
        </text:list-item>
      </text:list>
      <text:list xml:id="list809830444" text:style-name="L31">
        <text:list-item>
          <text:p text:style-name="P47">Manage files within a Git repository</text:p>
        </text:list-item>
      </text:list>
      <text:list xml:id="list3445557581" text:style-name="L32">
        <text:list-item>
          <text:p text:style-name="P48">Manage branches and tags</text:p>
        </text:list-item>
      </text:list>
      <text:list xml:id="list2955272573" text:style-name="L33">
        <text:list-item>
          <text:p text:style-name="P49">Work with remote repositories and branches as well as submodules</text:p>
        </text:list-item>
      </text:list>
      <text:list xml:id="list4055147026" text:style-name="L34">
        <text:list-item>
          <text:p text:style-name="P50">Merge files and branches</text:p>
        </text:list-item>
      </text:list>
      <text:list xml:id="list2417756288" text:style-name="L35">
        <text:list-item>
          <text:p text:style-name="P51">Awareness of SVN and CVS, including concepts of centralized and distributed SCM solutions</text:p>
        </text:list-item>
      </text:list>
      <text:p text:style-name="P3">The following is a partial list of the used files, terms and utilities:</text:p>
      <text:list xml:id="list906652072" text:style-name="L36">
        <text:list-item>
          <text:p text:style-name="P52">git</text:p>
        </text:list-item>
      </text:list>
      <text:list xml:id="list782695683" text:style-name="L37">
        <text:list-item>
          <text:p text:style-name="P53">.gitignore</text:p>
        </text:list-item>
      </text:list>
      <text:p text:style-name="First_20_paragraph"><text:line-break/></text:p>
      <text:h text:style-name="P11" text:outline-level="4"/>
      <text:h text:style-name="P13" text:outline-level="4"><text:bookmark-start text:name="continuous_integration_and_continuous_delivery_weight_5"/>701.4 Continuous Integration and Continuous Delivery (weight: 5)<text:bookmark-end text:name="continuous_integration_and_continuous_delivery_weight_5"/></text:h>
      <table:table table:name="Table4" table:style-name="Table4">
        <table:table-column table:style-name="Table4.A"/>
        <table:table-column table:style-name="Table4.B"/>
        <table:table-row>
          <table:table-cell table:style-name="Table4.A1" office:value-type="string">
            <text:p text:style-name="P2">Weight</text:p>
          </table:table-cell>
          <table:table-cell table:style-name="Table4.A1" office:value-type="string">
            <text:p text:style-name="Table_20_Contents">5</text:p>
          </table:table-cell>
        </table:table-row>
        <table:table-row>
          <table:table-cell table:style-name="Table4.A1" office:value-type="string">
            <text:p text:style-name="P2">Description</text:p>
          </table:table-cell>
          <table:table-cell table:style-name="Table4.A1" office:value-type="string">
            <text:p text:style-name="Table_20_Contents">Candidates should understand the principles and components of a <text:span text:style-name="T1">continuous integration and continuous delivery pipeline.</text:span> Candidates should be able to implement a CI/CD pipeline <text:span text:style-name="T1">using Jenkins</text:span>, including triggering the CI/CD pipeline, running unit, integration and acceptance tests, packaging software and handling the deployment of tested software artifacts. This objective covers the feature set of Jenkins version 2.0 or later.</text:p>
          </table:table-cell>
        </table:table-row>
      </table:table>
      <text:p text:style-name="P3">Key Knowledge Areas:</text:p>
      <text:list xml:id="list2541611838" text:style-name="L38">
        <text:list-item>
          <text:p text:style-name="P54">Understand the concepts of Continuous Integration and Continuous Delivery</text:p>
        </text:list-item>
      </text:list>
      <text:list xml:id="list1895741097" text:style-name="L39">
        <text:list-item>
          <text:p text:style-name="P55">Understand the components of a CI/CD pipeline, including builds, unit, integration and acceptance tests, artifact management, delivery and deployment</text:p>
        </text:list-item>
      </text:list>
      <text:list xml:id="list1179049280" text:style-name="L40">
        <text:list-item>
          <text:p text:style-name="P56">Understand deployment best practices</text:p>
        </text:list-item>
      </text:list>
      <text:list xml:id="list3515795854" text:style-name="L41">
        <text:list-item>
          <text:p text:style-name="P57">Understand the architecture and features of Jenkins, including Jenkins Plugins, Jenkins API, notifications and distributed builds</text:p>
        </text:list-item>
      </text:list>
      <text:list xml:id="list2309855656" text:style-name="L42">
        <text:list-item>
          <text:p text:style-name="P58">Define and run jobs in Jenkins, including parameter handling</text:p>
        </text:list-item>
      </text:list>
      <text:list xml:id="list408219223" text:style-name="L43">
        <text:list-item>
          <text:p text:style-name="P59">Fingerprinting, artifacts and artifact repositories</text:p>
        </text:list-item>
      </text:list>
      <text:list xml:id="list2738797678" text:style-name="L44">
        <text:list-item>
          <text:p text:style-name="P60">Understand how Jenkins models continuous delivery pipelines and implement a declarative continuous delivery pipeline in Jenkins</text:p>
        </text:list-item>
      </text:list>
      <text:list xml:id="list563512783" text:style-name="L45">
        <text:list-item>
          <text:p text:style-name="P61">Awareness of possible authentication and authorization models</text:p>
        </text:list-item>
      </text:list>
      <text:list xml:id="list2254435885" text:style-name="L46">
        <text:list-item>
          <text:p text:style-name="P62">Understanding of the Pipeline Plugin</text:p>
        </text:list-item>
      </text:list>
      <text:list xml:id="list3143404497" text:style-name="L47">
        <text:list-item>
          <text:p text:style-name="P63">Understand the features of important Jenkins modules such as Copy Artifact Plugin, Fingerprint Plugin, Docker Pipeline, Docker Build and Publish plugin, Git Plugin, Credentials Plugin</text:p>
        </text:list-item>
      </text:list>
      <text:list xml:id="list3200343046" text:style-name="L48">
        <text:list-item>
          <text:p text:style-name="P64">Awareness of Artifactory and Nexus</text:p>
        </text:list-item>
      </text:list>
      <text:p text:style-name="P3">The following is a partial list of the used files, terms and utilities:</text:p>
      <text:list xml:id="list3564648484" text:style-name="L49">
        <text:list-item>
          <text:p text:style-name="P65">Step, Node, Stage</text:p>
        </text:list-item>
      </text:list>
      <text:list xml:id="list1885486969" text:style-name="L50">
        <text:list-item>
          <text:p text:style-name="P66">Jenkins DSL</text:p>
        </text:list-item>
      </text:list>
      <text:list xml:id="list636157378" text:style-name="L51">
        <text:list-item>
          <text:p text:style-name="P67">Jenkinsfile</text:p>
        </text:list-item>
      </text:list>
      <text:list xml:id="list3915661599" text:style-name="L52">
        <text:list-item>
          <text:p text:style-name="P68">Declarative Pipeline</text:p>
        </text:list-item>
      </text:list>
      <text:list xml:id="list2552802768" text:style-name="L53">
        <text:list-item>
          <text:p text:style-name="P69">Blue-green and canary deployment</text:p>
        </text:list-item>
      </text:list>
      <text:p text:style-name="First_20_paragraph"><text:line-break/></text:p>
      <text:h text:style-name="P7" text:outline-level="3"/>
      <text:h text:style-name="P9" text:outline-level="3"><text:bookmark-start text:name="container_management"/>702 Container Management<text:bookmark-end text:name="container_management"/></text:h>
      <text:h text:style-name="Heading_20_4" text:outline-level="4"><text:bookmark-start text:name="container_usage_weight_7"/>702.1 Container Usage (weight: 7)<text:bookmark-end text:name="container_usage_weight_7"/></text:h>
      <table:table table:name="Table5" table:style-name="Table5">
        <table:table-column table:style-name="Table5.A"/>
        <table:table-column table:style-name="Table5.B"/>
        <table:table-row>
          <table:table-cell table:style-name="Table5.A1" office:value-type="string">
            <text:p text:style-name="P2">Weight</text:p>
          </table:table-cell>
          <table:table-cell table:style-name="Table5.A1" office:value-type="string">
            <text:p text:style-name="Table_20_Contents">7</text:p>
          </table:table-cell>
        </table:table-row>
        <table:table-row>
          <table:table-cell table:style-name="Table5.A1" office:value-type="string">
            <text:p text:style-name="P2">Description</text:p>
          </table:table-cell>
          <table:table-cell table:style-name="Table5.A1" office:value-type="string">
            <text:p text:style-name="Table_20_Contents">Candidates should be able to<text:span text:style-name="T1"> build, share and operate Docker containers</text:span>. This includes <text:span text:style-name="T1">creating Dockerfiles, using a Docker registry</text:span>, creating and interacting with containers as well as connecting containers to networks and storage volumes. This objective covers the feature set of Docker version 17.06 or later.</text:p>
          </table:table-cell>
        </table:table-row>
      </table:table>
      <text:p text:style-name="P3">Key Knowledge Areas:</text:p>
      <text:list xml:id="list45727724" text:style-name="L54">
        <text:list-item>
          <text:p text:style-name="P70">Understand the Docker architecture</text:p>
        </text:list-item>
      </text:list>
      <text:list xml:id="list2624578219" text:style-name="L55">
        <text:list-item>
          <text:p text:style-name="P71">Use existing Docker images from a Docker registry</text:p>
        </text:list-item>
      </text:list>
      <text:list xml:id="list3917076445" text:style-name="L56">
        <text:list-item>
          <text:p text:style-name="P72">Create Dockerfiles and build images from Dockerfiles</text:p>
        </text:list-item>
      </text:list>
      <text:list xml:id="list3630507557" text:style-name="L57">
        <text:list-item>
          <text:p text:style-name="P73">Upload images to a Docker registry</text:p>
        </text:list-item>
      </text:list>
      <text:list xml:id="list789811910" text:style-name="L58">
        <text:list-item>
          <text:p text:style-name="P74">Operate and access Docker containers</text:p>
        </text:list-item>
      </text:list>
      <text:list xml:id="list3887809956" text:style-name="L59">
        <text:list-item>
          <text:p text:style-name="P75">Connect container to Docker networks</text:p>
        </text:list-item>
      </text:list>
      <text:list xml:id="list67230933" text:style-name="L60">
        <text:list-item>
          <text:p text:style-name="P76">Use Docker volumes for shared and persistent container storage</text:p>
        </text:list-item>
      </text:list>
      <text:p text:style-name="P3">The following is a partial list of the used files, terms and utilities:</text:p>
      <text:list xml:id="list2645468409" text:style-name="L61">
        <text:list-item>
          <text:p text:style-name="P77">docker</text:p>
        </text:list-item>
      </text:list>
      <text:list xml:id="list2871845800" text:style-name="L62">
        <text:list-item>
          <text:p text:style-name="P78">Dockerfile</text:p>
        </text:list-item>
      </text:list>
      <text:list xml:id="list3535729705" text:style-name="L63">
        <text:list-item>
          <text:p text:style-name="P79">.dockerignore</text:p>
        </text:list-item>
      </text:list>
      <text:p text:style-name="First_20_paragraph"><text:line-break/></text:p>
      <text:h text:style-name="Heading_20_4" text:outline-level="4"><text:bookmark-start text:name="container_deployment_and_orchestration_weight_5"/>702.2 Container Deployment and Orchestration (weight: 5)<text:bookmark-end text:name="container_deployment_and_orchestration_weight_5"/></text:h>
      <table:table table:name="Table6" table:style-name="Table6">
        <table:table-column table:style-name="Table6.A"/>
        <table:table-column table:style-name="Table6.B"/>
        <table:table-row>
          <table:table-cell table:style-name="Table6.A1" office:value-type="string">
            <text:p text:style-name="P2">Weight</text:p>
          </table:table-cell>
          <table:table-cell table:style-name="Table6.A1" office:value-type="string">
            <text:p text:style-name="Table_20_Contents">5</text:p>
          </table:table-cell>
        </table:table-row>
        <table:table-row>
          <table:table-cell table:style-name="Table6.A1" office:value-type="string">
            <text:p text:style-name="P2">Description</text:p>
          </table:table-cell>
          <table:table-cell table:style-name="Table6.A1" office:value-type="string">
            <text:p text:style-name="Table_20_Contents">Candidates should be able to run and manage multiple containers that work together to provide a service. This includes the orchestration of Docker containers <text:span text:style-name="T1">using Docker Compose</text:span> in conjunction with an existing <text:span text:style-name="T1">Docker Swarm</text:span> cluster as well as <text:span text:style-name="T1">using an existing Kubernetes cluster</text:span>. This objective covers the feature sets of Docker Compose version 1.14 or later, Docker Swarm included in Docker 17.06 or later and Kubernetes 1.6 or later.</text:p>
          </table:table-cell>
        </table:table-row>
      </table:table>
      <text:p text:style-name="P3">Key Knowledge Areas:</text:p>
      <text:list xml:id="list1665435416" text:style-name="L64">
        <text:list-item>
          <text:p text:style-name="P80">Understand the application model of Docker Compose</text:p>
        </text:list-item>
      </text:list>
      <text:list xml:id="list1895956424" text:style-name="L65">
        <text:list-item>
          <text:p text:style-name="P81">Create and run Docker Compose Files (version 3 or later)</text:p>
        </text:list-item>
      </text:list>
      <text:list xml:id="list141428945" text:style-name="L66">
        <text:list-item>
          <text:p text:style-name="P82">Understand the architecture and functionality of Docker Swarm mode</text:p>
        </text:list-item>
      </text:list>
      <text:list xml:id="list1379816230" text:style-name="L67">
        <text:list-item>
          <text:p text:style-name="P83">Run containers in a Docker Swarm, including the definition of services, stacks and the usage of secrets</text:p>
        </text:list-item>
      </text:list>
      <text:list xml:id="list1774179329" text:style-name="L68">
        <text:list-item>
          <text:p text:style-name="P84">Understand the architecture and application model Kubernetes</text:p>
        </text:list-item>
      </text:list>
      <text:list xml:id="list1046548692" text:style-name="L69">
        <text:list-item>
          <text:p text:style-name="P85">Define and manage a container-based application for Kubernetes, including the definition of Deployments, Services, ReplicaSets and Pods</text:p>
        </text:list-item>
      </text:list>
      <text:p text:style-name="P3">The following is a partial list of the used files, terms and utilities:</text:p>
      <text:list xml:id="list137389781" text:style-name="L70">
        <text:list-item>
          <text:p text:style-name="P86">docker-compose</text:p>
        </text:list-item>
      </text:list>
      <text:list xml:id="list137552798" text:style-name="L71">
        <text:list-item>
          <text:p text:style-name="P87">docker</text:p>
        </text:list-item>
      </text:list>
      <text:list xml:id="list2638050806" text:style-name="L72">
        <text:list-item>
          <text:p text:style-name="P88">kubectl</text:p>
        </text:list-item>
      </text:list>
      <text:h text:style-name="Heading_20_4" text:outline-level="4"><text:bookmark-start text:name="container_infrastructure_weight_4"/><text:soft-page-break/>702.3 Container Infrastructure (weight: 4)<text:bookmark-end text:name="container_infrastructure_weight_4"/></text:h>
      <table:table table:name="Table7" table:style-name="Table7">
        <table:table-column table:style-name="Table7.A"/>
        <table:table-column table:style-name="Table7.B"/>
        <table:table-row>
          <table:table-cell table:style-name="Table7.A1" office:value-type="string">
            <text:p text:style-name="P2">Weight</text:p>
          </table:table-cell>
          <table:table-cell table:style-name="Table7.A1" office:value-type="string">
            <text:p text:style-name="Table_20_Contents">4</text:p>
          </table:table-cell>
        </table:table-row>
        <table:table-row>
          <table:table-cell table:style-name="Table7.A1" office:value-type="string">
            <text:p text:style-name="P2">Description</text:p>
          </table:table-cell>
          <table:table-cell table:style-name="Table7.A1" office:value-type="string">
            <text:p text:style-name="Table_20_Contents">Candidates <text:span text:style-name="T1">should be able to set up a runtime environment for containers</text:span>. This includes running containers on a <text:span text:style-name="T1">local workstation as well as setting up a dedicated container host</text:span>. Furthermore, candidates should be aware of other container infrastructures, storage, networking and container specific security aspects. This objective covers the feature set of <text:span text:style-name="T1">Docker version 17.06 or later and Docker Machine 0.12</text:span> or later.</text:p>
          </table:table-cell>
        </table:table-row>
      </table:table>
      <text:p text:style-name="P3">Key Knowledge Areas:</text:p>
      <text:list xml:id="list1131086412" text:style-name="L73">
        <text:list-item>
          <text:p text:style-name="P89">Use Docker Machine to setup a Docker host</text:p>
        </text:list-item>
      </text:list>
      <text:list xml:id="list4090236091" text:style-name="L74">
        <text:list-item>
          <text:p text:style-name="P90">Understand Docker networking concepts, including overlay networks</text:p>
        </text:list-item>
      </text:list>
      <text:list xml:id="list1491118967" text:style-name="L75">
        <text:list-item>
          <text:p text:style-name="P91">Create and manage Docker networks</text:p>
        </text:list-item>
      </text:list>
      <text:list xml:id="list1232025216" text:style-name="L76">
        <text:list-item>
          <text:p text:style-name="P92">Understand Docker storage concepts</text:p>
        </text:list-item>
      </text:list>
      <text:list xml:id="list2807283988" text:style-name="L77">
        <text:list-item>
          <text:p text:style-name="P93">Create and manage Docker volumes</text:p>
        </text:list-item>
      </text:list>
      <text:list xml:id="list3421913502" text:style-name="L78">
        <text:list-item>
          <text:p text:style-name="P94">Awareness of Flocker and flannel</text:p>
        </text:list-item>
      </text:list>
      <text:list xml:id="list262884336" text:style-name="L79">
        <text:list-item>
          <text:p text:style-name="P95">Understand the concepts of service discovery</text:p>
        </text:list-item>
      </text:list>
      <text:list xml:id="list997731944" text:style-name="L80">
        <text:list-item>
          <text:p text:style-name="P96">Basic feature knowledge of CoreOS Container Linux, rkt and etcd</text:p>
        </text:list-item>
      </text:list>
      <text:list xml:id="list3253313956" text:style-name="L81">
        <text:list-item>
          <text:p text:style-name="P97">Understand security risks of container virtualization and container images and how to mitigate them</text:p>
        </text:list-item>
      </text:list>
      <text:p text:style-name="P3">The following is a partial list of the used files, terms and utilities:</text:p>
      <text:list xml:id="list782595955" text:style-name="L82">
        <text:list-item>
          <text:p text:style-name="P98">docker-machine</text:p>
        </text:list-item>
      </text:list>
      <text:p text:style-name="First_20_paragraph"><text:line-break/></text:p>
      <text:h text:style-name="P8" text:outline-level="3"/>
      <text:h text:style-name="P10" text:outline-level="3"><text:bookmark-start text:name="machine_deployment"/>703 Machine Deployment<text:bookmark-end text:name="machine_deployment"/></text:h>
      <text:h text:style-name="Heading_20_4" text:outline-level="4"><text:bookmark-start text:name="virtual_machine_deployment_weight_4"/>703.1 Virtual Machine Deployment (weight: 4)<text:bookmark-end text:name="virtual_machine_deployment_weight_4"/></text:h>
      <table:table table:name="Table8" table:style-name="Table8">
        <table:table-column table:style-name="Table8.A"/>
        <table:table-column table:style-name="Table8.B"/>
        <table:table-row>
          <table:table-cell table:style-name="Table8.A1" office:value-type="string">
            <text:p text:style-name="P2">Weight</text:p>
          </table:table-cell>
          <table:table-cell table:style-name="Table8.A1" office:value-type="string">
            <text:p text:style-name="Table_20_Contents">4</text:p>
          </table:table-cell>
        </table:table-row>
        <table:table-row>
          <table:table-cell table:style-name="Table8.A1" office:value-type="string">
            <text:p text:style-name="P2">Description</text:p>
          </table:table-cell>
          <table:table-cell table:style-name="Table8.A1" office:value-type="string">
            <text:p text:style-name="Table_20_Contents">Candidates should be able to <text:span text:style-name="T1">automate the deployment of a virtual machine</text:span> with an operating system and a specific set of configuration files and software.</text:p>
          </table:table-cell>
        </table:table-row>
      </table:table>
      <text:p text:style-name="P3">Key Knowledge Areas:</text:p>
      <text:list xml:id="list3574458969" text:style-name="L83">
        <text:list-item>
          <text:p text:style-name="P99">Understand Vagrant architecture and concepts, including storage and networking</text:p>
        </text:list-item>
      </text:list>
      <text:list xml:id="list2364364655" text:style-name="L84">
        <text:list-item>
          <text:p text:style-name="P100">Retrieve and use boxes from Atlas</text:p>
        </text:list-item>
      </text:list>
      <text:list xml:id="list1092201695" text:style-name="L85">
        <text:list-item>
          <text:p text:style-name="P101">Create and run Vagrantfiles</text:p>
        </text:list-item>
      </text:list>
      <text:list xml:id="list3757509523" text:style-name="L86">
        <text:list-item>
          <text:p text:style-name="P102">Access Vagrant virtual machines</text:p>
        </text:list-item>
      </text:list>
      <text:list xml:id="list2032178899" text:style-name="L87">
        <text:list-item>
          <text:p text:style-name="P103">Share and synchronize folder between a Vagrant virtual machine and the host system</text:p>
        </text:list-item>
      </text:list>
      <text:list xml:id="list4171239464" text:style-name="L88">
        <text:list-item>
          <text:p text:style-name="P104">Understand Vagrant provisioning, including File, Shell, Ansible and Docker</text:p>
        </text:list-item>
      </text:list>
      <text:list xml:id="list3601051280" text:style-name="L89">
        <text:list-item>
          <text:p text:style-name="P105">Understand multi-machine setup</text:p>
        </text:list-item>
      </text:list>
      <text:p text:style-name="P3">The following is a partial list of the used files, terms and utilities:</text:p>
      <text:list xml:id="list348055314" text:style-name="L90">
        <text:list-item>
          <text:p text:style-name="P106">vagrant</text:p>
        </text:list-item>
      </text:list>
      <text:list xml:id="list3217345917" text:style-name="L91">
        <text:list-item>
          <text:p text:style-name="P107">Vagrantfile</text:p>
        </text:list-item>
      </text:list>
      <text:p text:style-name="First_20_paragraph"><text:line-break/></text:p>
      <text:h text:style-name="Heading_20_4" text:outline-level="4"><text:bookmark-start text:name="cloud_deployment_weight_2"/>703.2 Cloud Deployment (weight: 2)<text:bookmark-end text:name="cloud_deployment_weight_2"/></text:h>
      <table:table table:name="Table9" table:style-name="Table9">
        <table:table-column table:style-name="Table9.A"/>
        <table:table-column table:style-name="Table9.B"/>
        <table:table-row>
          <table:table-cell table:style-name="Table9.A1" office:value-type="string">
            <text:p text:style-name="P2">Weight</text:p>
          </table:table-cell>
          <table:table-cell table:style-name="Table9.A1" office:value-type="string">
            <text:p text:style-name="Table_20_Contents">2</text:p>
          </table:table-cell>
        </table:table-row>
        <table:table-row>
          <table:table-cell table:style-name="Table9.A1" office:value-type="string">
            <text:p text:style-name="P2">Description</text:p>
          </table:table-cell>
          <table:table-cell table:style-name="Table9.A1" office:value-type="string">
            <text:p text:style-name="Table_20_Contents">Candidates should be able to configure IaaS cloud instances and adjust them to match their available hardware resources, specifically, disk space and volumes. Additionally, candidates should be able to configure instances to allow secure SSH logins and prepare the instances to be ready for a configuration management tool such as Ansible.</text:p>
          </table:table-cell>
        </table:table-row>
      </table:table>
      <text:p text:style-name="P3">Key Knowledge Areas:</text:p>
      <text:list xml:id="list2081914959" text:style-name="L92">
        <text:list-item>
          <text:p text:style-name="P108">Understanding the features and concepts of cloud-init, including user-data and initializing and configuring cloud-init</text:p>
        </text:list-item>
      </text:list>
      <text:list xml:id="list1650457345" text:style-name="L93">
        <text:list-item>
          <text:p text:style-name="P109">Use cloud-init to create, resize and mount file systems, configure user accounts, including login credentials such as SSH keys and install software packages from the distribution’s repository</text:p>
        </text:list-item>
      </text:list>
      <text:list xml:id="list4127652692" text:style-name="L94">
        <text:list-item>
          <text:p text:style-name="P110">Understand the features and implications of IaaS clouds and virtualization for a computing instance, such as snapshotting, pausing, cloning and resource limits.</text:p>
        </text:list-item>
      </text:list>
      <text:p text:style-name="First_20_paragraph"><text:line-break/></text:p>
      <text:h text:style-name="P11" text:outline-level="4"/>
      <text:h text:style-name="P13" text:outline-level="4"><text:bookmark-start text:name="system_image_creation_weight_2"/>703.3 System Image Creation (weight: 2)<text:bookmark-end text:name="system_image_creation_weight_2"/></text:h>
      <table:table table:name="Table10" table:style-name="Table10">
        <table:table-column table:style-name="Table10.A"/>
        <table:table-column table:style-name="Table10.B"/>
        <table:table-row>
          <table:table-cell table:style-name="Table10.A1" office:value-type="string">
            <text:p text:style-name="P2">Weight</text:p>
          </table:table-cell>
          <table:table-cell table:style-name="Table10.A1" office:value-type="string">
            <text:p text:style-name="Table_20_Contents">2</text:p>
          </table:table-cell>
        </table:table-row>
        <table:table-row>
          <table:table-cell table:style-name="Table10.A1" office:value-type="string">
            <text:p text:style-name="P2">Description</text:p>
          </table:table-cell>
          <table:table-cell table:style-name="Table10.A1" office:value-type="string">
            <text:p text:style-name="Table_20_Contents">Candidates should be able to <text:span text:style-name="T2">create images for containers, virtual machines and IaaS cloud instances</text:span>.</text:p>
          </table:table-cell>
        </table:table-row>
      </table:table>
      <text:p text:style-name="P3">Key Knowledge Areas:</text:p>
      <text:list xml:id="list885597187" text:style-name="L95">
        <text:list-item>
          <text:p text:style-name="P111">Understand the functionality and features of Packer</text:p>
        </text:list-item>
      </text:list>
      <text:list xml:id="list2189807334" text:style-name="L96">
        <text:list-item>
          <text:p text:style-name="P112">Create and maintain template files</text:p>
        </text:list-item>
      </text:list>
      <text:list xml:id="list3571812327" text:style-name="L97">
        <text:list-item>
          <text:p text:style-name="P113">Build images from template files using different builders</text:p>
        </text:list-item>
      </text:list>
      <text:p text:style-name="P3">The following is a partial list of the used files, terms and utilities:</text:p>
      <text:list xml:id="list1978682105" text:style-name="L98">
        <text:list-item>
          <text:p text:style-name="P114">packer</text:p>
        </text:list-item>
      </text:list>
      <text:h text:style-name="P5" text:outline-level="3"><text:bookmark-start text:name="configuration_management"/>704 Configuration Management<text:bookmark-end text:name="configuration_management"/></text:h>
      <text:h text:style-name="Heading_20_4" text:outline-level="4"><text:bookmark-start text:name="ansible_weight_8"/>704.1 Ansible (weight: 8)<text:bookmark-end text:name="ansible_weight_8"/></text:h>
      <table:table table:name="Table11" table:style-name="Table11">
        <table:table-column table:style-name="Table11.A"/>
        <table:table-column table:style-name="Table11.B"/>
        <table:table-row>
          <table:table-cell table:style-name="Table11.A1" office:value-type="string">
            <text:p text:style-name="P2">Weight</text:p>
          </table:table-cell>
          <table:table-cell table:style-name="Table11.A1" office:value-type="string">
            <text:p text:style-name="Table_20_Contents">8</text:p>
          </table:table-cell>
        </table:table-row>
        <table:table-row>
          <table:table-cell table:style-name="Table11.A1" office:value-type="string">
            <text:p text:style-name="P2">Description</text:p>
          </table:table-cell>
          <table:table-cell table:style-name="Table11.A1" office:value-type="string">
            <text:p text:style-name="Table_20_Contents">Candidates should be able to <text:span text:style-name="T2">use Ansible to ensure a target server is in a specific state</text:span> regarding its configuration and installed software. This objective covers the feature set of Ansible version 2.2 or later.</text:p>
          </table:table-cell>
        </table:table-row>
      </table:table>
      <text:p text:style-name="P3">Key Knowledge Areas:</text:p>
      <text:list xml:id="list602919603" text:style-name="L99">
        <text:list-item>
          <text:p text:style-name="P115">Understand the principles of automated system configuration and software installation</text:p>
        </text:list-item>
      </text:list>
      <text:list xml:id="list3240808725" text:style-name="L100">
        <text:list-item>
          <text:p text:style-name="P116">Create and maintain inventory files</text:p>
        </text:list-item>
      </text:list>
      <text:list xml:id="list2727243622" text:style-name="L101">
        <text:list-item>
          <text:p text:style-name="P117">Understand how Ansible interacts with remote systems</text:p>
        </text:list-item>
      </text:list>
      <text:list xml:id="list4072162343" text:style-name="L102">
        <text:list-item>
          <text:p text:style-name="P118">Manage SSH login credentials for Ansible, including using unprivileged login accounts</text:p>
        </text:list-item>
      </text:list>
      <text:list xml:id="list2905013133" text:style-name="L103">
        <text:list-item>
          <text:p text:style-name="P119">Create, maintain and run Ansible playbooks, including tasks, handlers, conditionals, loops and registers</text:p>
        </text:list-item>
      </text:list>
      <text:list xml:id="list777540509" text:style-name="L104">
        <text:list-item>
          <text:p text:style-name="P120">Set and use variables</text:p>
        </text:list-item>
      </text:list>
      <text:list xml:id="list880878319" text:style-name="L105">
        <text:list-item>
          <text:p text:style-name="P121">Maintain secrets using Ansible vaults</text:p>
        </text:list-item>
      </text:list>
      <text:list xml:id="list3714631874" text:style-name="L106">
        <text:list-item>
          <text:p text:style-name="P122">Write Jinja2 templates, including using common filters, loops and conditionals</text:p>
        </text:list-item>
      </text:list>
      <text:list xml:id="list1965691626" text:style-name="L107">
        <text:list-item>
          <text:p text:style-name="P123">Understand and use Ansible roles and install Ansible roles from Ansible Galaxy</text:p>
        </text:list-item>
      </text:list>
      <text:list xml:id="list1135552892" text:style-name="L108">
        <text:list-item>
          <text:p text:style-name="P124">Understand and <text:span text:style-name="T2">use important Ansible tasks, including file, copy, template, ini_file, lineinfile, patch, replace, user, group, command, shell, service, systemd, cron, apt, debconf, yum, git, and debug</text:span></text:p>
        </text:list-item>
      </text:list>
      <text:list xml:id="list1964434884" text:style-name="L109">
        <text:list-item>
          <text:p text:style-name="P125">Awareness of dynamic inventory</text:p>
        </text:list-item>
      </text:list>
      <text:list xml:id="list2876005883" text:style-name="L110">
        <text:list-item>
          <text:p text:style-name="P126">Awareness of Ansibles features for non-Linux systems</text:p>
        </text:list-item>
      </text:list>
      <text:list xml:id="list1531782928" text:style-name="L111">
        <text:list-item>
          <text:p text:style-name="P127">Awareness of Ansible containers</text:p>
        </text:list-item>
      </text:list>
      <text:p text:style-name="P3">The following is a partial list of the used files, terms and utilities:</text:p>
      <text:list xml:id="list1348572222" text:style-name="L112">
        <text:list-item>
          <text:p text:style-name="P128">ansible.cfg</text:p>
        </text:list-item>
      </text:list>
      <text:list xml:id="list2844362668" text:style-name="L113">
        <text:list-item>
          <text:p text:style-name="P129">ansible-playbook</text:p>
        </text:list-item>
      </text:list>
      <text:list xml:id="list747763128" text:style-name="L114">
        <text:list-item>
          <text:p text:style-name="P130">ansible-vault</text:p>
        </text:list-item>
      </text:list>
      <text:list xml:id="list4043858662" text:style-name="L115">
        <text:list-item>
          <text:p text:style-name="P131">ansible-galaxy</text:p>
        </text:list-item>
      </text:list>
      <text:list xml:id="list1899963086" text:style-name="L116">
        <text:list-item>
          <text:p text:style-name="P132">ansible-doc</text:p>
        </text:list-item>
      </text:list>
      <text:p text:style-name="P4"/>
      <text:h text:style-name="P12" text:outline-level="4"/>
      <text:h text:style-name="P14" text:outline-level="4"><text:bookmark-start text:name="other_configuration_management_tools_weight_2"/>704.2 Other Configuration Management Tools (weight: 2)<text:bookmark-end text:name="other_configuration_management_tools_weight_2"/></text:h>
      <table:table table:name="Table12" table:style-name="Table12">
        <table:table-column table:style-name="Table12.A"/>
        <table:table-column table:style-name="Table12.B"/>
        <table:table-row>
          <table:table-cell table:style-name="Table12.A1" office:value-type="string">
            <text:p text:style-name="P2">Weight</text:p>
          </table:table-cell>
          <table:table-cell table:style-name="Table12.A1" office:value-type="string">
            <text:p text:style-name="Table_20_Contents">2</text:p>
          </table:table-cell>
        </table:table-row>
        <table:table-row>
          <table:table-cell table:style-name="Table12.A1" office:value-type="string">
            <text:p text:style-name="P2">Description</text:p>
          </table:table-cell>
          <table:table-cell table:style-name="Table12.A1" office:value-type="string">
            <text:p text:style-name="Table_20_Contents">Candidates should understand the main features and principles of important <text:span text:style-name="T2">configuration management tools other than Ansible</text:span>.</text:p>
          </table:table-cell>
        </table:table-row>
      </table:table>
      <text:p text:style-name="P3">Key Knowledge Areas:</text:p>
      <text:list xml:id="list4226529617" text:style-name="L117">
        <text:list-item>
          <text:p text:style-name="P133">Basic feature and architecture knowledge of <text:span text:style-name="T2">Puppet.</text:span></text:p>
        </text:list-item>
      </text:list>
      <text:list xml:id="list3186851325" text:style-name="L118">
        <text:list-item>
          <text:p text:style-name="P134">Basic feature and architecture knowledge of <text:span text:style-name="T2">Chef.</text:span></text:p>
        </text:list-item>
      </text:list>
      <text:p text:style-name="P3">The following is a partial list of the used files, terms and utilities:</text:p>
      <text:list xml:id="list180794461" text:style-name="L119">
        <text:list-item>
          <text:p text:style-name="P135">Manifest, Class, Recipe, Cookbook</text:p>
        </text:list-item>
      </text:list>
      <text:list xml:id="list905848608" text:style-name="L120">
        <text:list-item>
          <text:p text:style-name="P136">puppet</text:p>
        </text:list-item>
      </text:list>
      <text:list xml:id="list3200992307" text:style-name="L121">
        <text:list-item>
          <text:p text:style-name="P137">chef</text:p>
        </text:list-item>
      </text:list>
      <text:list xml:id="list388503772" text:style-name="L122">
        <text:list-item>
          <text:p text:style-name="P138">chef-solo</text:p>
        </text:list-item>
      </text:list>
      <text:list xml:id="list3906318201" text:style-name="L123">
        <text:list-item>
          <text:p text:style-name="P139">chef-client</text:p>
        </text:list-item>
      </text:list>
      <text:list xml:id="list714682438" text:style-name="L124">
        <text:list-item>
          <text:p text:style-name="P140">chef-server-ctl</text:p>
        </text:list-item>
      </text:list>
      <text:list xml:id="list938278426" text:style-name="L125">
        <text:list-item>
          <text:p text:style-name="P141">knife</text:p>
        </text:list-item>
      </text:list>
      <text:h text:style-name="P5" text:outline-level="3"><text:bookmark-start text:name="service_operations"/>705 Service Operations<text:bookmark-end text:name="service_operations"/></text:h>
      <text:h text:style-name="Heading_20_4" text:outline-level="4"><text:bookmark-start text:name="it_operations_and_monitoring_weight_4"/>705.1 IT Operations and Monitoring (weight: 4)<text:bookmark-end text:name="it_operations_and_monitoring_weight_4"/></text:h>
      <table:table table:name="Table13" table:style-name="Table13">
        <table:table-column table:style-name="Table13.A"/>
        <table:table-column table:style-name="Table13.B"/>
        <table:table-row>
          <table:table-cell table:style-name="Table13.A1" office:value-type="string">
            <text:p text:style-name="P2">Weight</text:p>
          </table:table-cell>
          <table:table-cell table:style-name="Table13.A1" office:value-type="string">
            <text:p text:style-name="Table_20_Contents">4</text:p>
          </table:table-cell>
        </table:table-row>
        <table:table-row>
          <table:table-cell table:style-name="Table13.A1" office:value-type="string">
            <text:p text:style-name="P2">Description</text:p>
          </table:table-cell>
          <table:table-cell table:style-name="Table13.A1" office:value-type="string">
            <text:p text:style-name="Table_20_Contents">Candidates should understand how IT infrastructure is involved in <text:span text:style-name="T2">delivering a service</text:span>. This includes knowledge about the major goals of IT operations, understanding functional and nonfunctional properties of an IT services and <text:span text:style-name="T2">ways to monitor and measure them using Prometheus</text:span>. Furthermore candidates should understand major security risks in IT infrastructure. This objective covers the feature set of Prometheus 1.7 or later.</text:p>
          </table:table-cell>
        </table:table-row>
      </table:table>
      <text:p text:style-name="P3">Key Knowledge Areas:</text:p>
      <text:list xml:id="list1660097363" text:style-name="L126">
        <text:list-item>
          <text:p text:style-name="P142">Understand goals of IT operations and service provisioning, including nonfunctional properties such as availability, latency, responsiveness</text:p>
        </text:list-item>
      </text:list>
      <text:list xml:id="list236590176" text:style-name="L127">
        <text:list-item>
          <text:p text:style-name="P143">Understand and identify metrics and indicators to monitor and measure the technical functionality of a service</text:p>
        </text:list-item>
      </text:list>
      <text:list xml:id="list2734398716" text:style-name="L128">
        <text:list-item>
          <text:p text:style-name="P144">Understand and identify metrics and indicators to monitor and measure the logical functionality of a service</text:p>
        </text:list-item>
      </text:list>
      <text:list xml:id="list1304399427" text:style-name="L129">
        <text:list-item>
          <text:p text:style-name="P145">Understand the architecture of Prometheus, including Exporters, Pushgateway, Alertmanager and Grafana</text:p>
        </text:list-item>
      </text:list>
      <text:list xml:id="list3419873454" text:style-name="L130">
        <text:list-item>
          <text:p text:style-name="P146">Monitor containers and microservices using Prometheus</text:p>
        </text:list-item>
      </text:list>
      <text:list xml:id="list25554173" text:style-name="L131">
        <text:list-item>
          <text:p text:style-name="P147">Understand the principles of IT attacks against IT infrastructure</text:p>
        </text:list-item>
      </text:list>
      <text:list xml:id="list3959146652" text:style-name="L132">
        <text:list-item>
          <text:p text:style-name="P148">Understand the principles of the most important ways to protect IT infrastructure</text:p>
        </text:list-item>
      </text:list>
      <text:list xml:id="list4196431917" text:style-name="L133">
        <text:list-item>
          <text:p text:style-name="P149">Understand core IT infrastructure components and their role in deployment</text:p>
        </text:list-item>
      </text:list>
      <text:p text:style-name="P3">The following is a partial list of the used files, terms and utilities:</text:p>
      <text:list xml:id="list3367905280" text:style-name="L134">
        <text:list-item>
          <text:p text:style-name="P150">Prometheus, Node exporter, Pushgateway, Altermanager, Grafana</text:p>
        </text:list-item>
      </text:list>
      <text:list xml:id="list3754131879" text:style-name="L135">
        <text:list-item>
          <text:p text:style-name="P151">Service exploits, brute force attacks, and denial of service attacks</text:p>
        </text:list-item>
      </text:list>
      <text:list xml:id="list2522354148" text:style-name="L136">
        <text:list-item>
          <text:p text:style-name="P152">Security updates, packet filtering and application gateways</text:p>
        </text:list-item>
      </text:list>
      <text:list xml:id="list1201927072" text:style-name="L137">
        <text:list-item>
          <text:p text:style-name="P153">Virtualization hosts, DNS and load balancers</text:p>
        </text:list-item>
      </text:list>
      <text:h text:style-name="Heading_20_4" text:outline-level="4"><text:bookmark-start text:name="log_management_and_analysis_weight_4"/><text:soft-page-break/>705.2 Log Management and Analysis (weight: 4)<text:bookmark-end text:name="log_management_and_analysis_weight_4"/></text:h>
      <table:table table:name="Table14" table:style-name="Table14">
        <table:table-column table:style-name="Table14.A"/>
        <table:table-column table:style-name="Table14.B"/>
        <table:table-row>
          <table:table-cell table:style-name="Table14.A1" office:value-type="string">
            <text:p text:style-name="P2">Weight</text:p>
          </table:table-cell>
          <table:table-cell table:style-name="Table14.A1" office:value-type="string">
            <text:p text:style-name="Table_20_Contents">4</text:p>
          </table:table-cell>
        </table:table-row>
        <table:table-row>
          <table:table-cell table:style-name="Table14.A1" office:value-type="string">
            <text:p text:style-name="P2">Description</text:p>
          </table:table-cell>
          <table:table-cell table:style-name="Table14.A1" office:value-type="string">
            <text:p text:style-name="Table_20_Contents">Candidates should understand the <text:span text:style-name="T2">role of log files in operations and troubleshooting</text:span>. They should be able to <text:span text:style-name="T2">set up centralized logging infrastructure based on Logstash</text:span> to collect and normalize log data. Furthermore, candidates should <text:span text:style-name="T2">understand how Elasticsearch and Kibana</text:span> help to store and access log data.</text:p>
          </table:table-cell>
        </table:table-row>
      </table:table>
      <text:p text:style-name="P3">Key Knowledge Areas:</text:p>
      <text:list xml:id="list2985244266" text:style-name="L138">
        <text:list-item>
          <text:p text:style-name="P154">Understand how application and system logging works</text:p>
        </text:list-item>
      </text:list>
      <text:list xml:id="list815694473" text:style-name="L139">
        <text:list-item>
          <text:p text:style-name="P155">Understand the architecture and functionality of Logstash, including the lifecycle of a log message and Logstash plugins</text:p>
        </text:list-item>
      </text:list>
      <text:list xml:id="list4282180391" text:style-name="L140">
        <text:list-item>
          <text:p text:style-name="P156">Understand the architecture and functionality of Elasticsearch and Kibana in the context of log data management (Elastic Stack)</text:p>
        </text:list-item>
      </text:list>
      <text:list xml:id="list3006396383" text:style-name="L141">
        <text:list-item>
          <text:p text:style-name="P157">Configure Logstash to collect, normalize, transform and ship log data</text:p>
        </text:list-item>
      </text:list>
      <text:list xml:id="list256128538" text:style-name="L142">
        <text:list-item>
          <text:p text:style-name="P158">Configure syslog and Filebeat to send log data to Logstash</text:p>
        </text:list-item>
      </text:list>
      <text:list xml:id="list2730640939" text:style-name="L143">
        <text:list-item>
          <text:p text:style-name="P159">Configure Logstash to send email alerts</text:p>
        </text:list-item>
      </text:list>
      <text:list xml:id="list3712241929" text:style-name="L144">
        <text:list-item>
          <text:p text:style-name="P160">Understand application support for log management</text:p>
        </text:list-item>
      </text:list>
      <text:p text:style-name="P3">The following is a partial list of the used files, terms and utilities:</text:p>
      <text:list xml:id="list632140378" text:style-name="L145">
        <text:list-item>
          <text:p text:style-name="P161">logstash</text:p>
        </text:list-item>
      </text:list>
      <text:list xml:id="list2326695895" text:style-name="L146">
        <text:list-item>
          <text:p text:style-name="P162">input, filter, output</text:p>
        </text:list-item>
      </text:list>
      <text:list xml:id="list2932769309" text:style-name="L147">
        <text:list-item>
          <text:p text:style-name="P163">grok filter</text:p>
        </text:list-item>
      </text:list>
      <text:list xml:id="list3402175514" text:style-name="L148">
        <text:list-item>
          <text:p text:style-name="P164">Log files, metrics</text:p>
        </text:list-item>
      </text:list>
      <text:list xml:id="list2141455672" text:style-name="L149">
        <text:list-item>
          <text:p text:style-name="P165">syslog.conf</text:p>
        </text:list-item>
      </text:list>
      <text:list xml:id="list2254564331" text:style-name="L150">
        <text:list-item>
          <text:p text:style-name="P166">/etc/logstash/logstash.yml</text:p>
        </text:list-item>
      </text:list>
      <text:list xml:id="list3731358036" text:style-name="L151">
        <text:list-item>
          <text:p text:style-name="P167">/etc/filebeat/filebeat.yml</text:p>
        </text:list-item>
      </text:list>
      <text:p text:style-name="First_20_paragraph"><text:line-break/></text:p>
      <text:h text:style-name="Heading_20_2" text:outline-level="2"><text:bookmark-start text:name="future_change_considerations"/>Future Change Considerations<text:bookmark-end text:name="future_change_considerations"/></text:h>
      <text:p text:style-name="First_20_paragraph">Future changes to the objective will/may include:</text:p>
      <text:list xml:id="list844112617" text:style-name="L152">
        <text:list-item>
          <text:p text:style-name="P168">701.2: Remove the OpenStack examples and focus on the general features</text:p>
        </text:list-item>
      </text:list>
      <text:list xml:id="list2220962996" text:style-name="L153">
        <text:list-item>
          <text:p text:style-name="P169">702.2: Reconsider Swarm and potentially increase kubernetes</text:p>
        </text:list-item>
      </text:list>
      <text:list xml:id="list2087220544" text:style-name="L154">
        <text:list-item>
          <text:p text:style-name="P170">703.1: Reconsider Vagrant (or it's weigh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6.2$Linux_X86_64 LibreOffice_project/20$Build-2</meta:generator>
    <dc:title/>
    <dc:description/>
    <dc:subject/>
    <meta:keyword/>
    <meta:initial-creator/>
    <meta:creation-date>2019-09-28T14:45:54Z</meta:creation-date>
    <dc:date>2019-09-28T17:07:25.957278708</dc:date>
    <meta:editing-duration>PT16M5S</meta:editing-duration>
    <meta:editing-cycles>8</meta:editing-cycles>
    <meta:document-statistic meta:table-count="14" meta:image-count="0" meta:object-count="0" meta:page-count="10" meta:paragraph-count="281" meta:word-count="2442" meta:character-count="16189" meta:non-whitespace-character-count="14167"/>
  </office:meta>
</office:document-meta>
</file>